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7.53mm"/>
    </style:style>
    <style:style style:name="co2" style:family="table-column">
      <style:table-column-properties fo:break-before="auto" style:column-width="24.25mm"/>
    </style:style>
    <style:style style:name="co3" style:family="table-column">
      <style:table-column-properties fo:break-before="auto" style:column-width="8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57mm" fo:break-before="auto" style:use-optimal-row-height="false"/>
    </style:style>
    <style:style style:name="ro2" style:family="table-row">
      <style:table-row-properties style:row-height="16.93mm" fo:break-before="auto" style:use-optimal-row-height="false"/>
    </style:style>
    <style:style style:name="ro3" style:family="table-row">
      <style:table-row-properties style:row-height="13mm" fo:break-before="auto" style:use-optimal-row-height="false"/>
    </style:style>
    <style:style style:name="ro4" style:family="table-row">
      <style:table-row-properties style:row-height="16.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1" style:family="table-cell" style:parent-style-name="Default">
      <style:table-cell-properties fo:background-color="transparent" fo:wrap-option="wrap" fo:border="0.06pt solid #000000" fo:padding="1.36mm" style:vertical-align="middle"/>
      <style:text-properties fo:color="#000000"/>
    </style:style>
    <style:style style:name="ce192" style:family="table-cell" style:parent-style-name="Default">
      <style:table-cell-properties fo:background-color="transparent" fo:wrap-option="wrap" fo:padding="1.36mm" style:vertical-align="middle"/>
      <style:text-properties fo:color="#000000"/>
    </style:style>
    <style:style style:name="ce193" style:family="table-cell" style:parent-style-name="Default">
      <style:table-cell-properties fo:padding="1.36mm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padding="1.36mm" fo:border-right="none" fo:border-top="0.06pt solid #000000" style:vertical-align="middle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0.06pt solid #000000" fo:background-color="transparent" fo:wrap-option="wrap" fo:border-left="0.06pt solid #000000" fo:padding="1.36mm" fo:border-right="none" fo:border-top="none" style:vertical-align="middle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0.06pt solid #000000" fo:background-color="transparent" fo:wrap-option="wrap" fo:border-left="0.06pt solid #000000" fo:padding="1.36mm" fo:border-right="none" fo:border-top="none" style:vertical-align="middle"/>
      <style:text-properties fo:color="#000000" style:text-outline="false" style:text-line-through-style="none" style:text-line-through-type="none" fo:font-size="6pt" fo:font-style="normal" fo:text-shadow="none" style:text-underline-style="none" style:text-underline-mode="continuous" style:text-overline-mode="continuous" style:text-line-through-mode="continuous" style:font-size-asian="6pt" style:font-style-asian="normal" style:font-weight-asian="normal" style:font-size-complex="6pt" style:font-style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transparent" fo:wrap-option="wrap" fo:border="0.06pt solid #000000" fo:padding="1.36mm" style:vertical-align="middle"/>
      <style:text-properties fo:color="#000000"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6pt solid #000000" fo:padding="1.36mm" style:vertical-align="middle"/>
      <style:paragraph-properties fo:text-align="end" fo:margin-left="0mm"/>
      <style:text-properties fo:color="#000000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padding="1.36mm" fo:border-right="none" fo:border-top="0.06pt solid #000000" style:vertical-align="middle"/>
      <style:paragraph-properties fo:text-align="end" fo:margin-left="0mm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padding="1.36mm" fo:border-right="none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text-align-source="fix" style:repeat-content="false" fo:background-color="transparent" fo:wrap-option="wrap" fo:border="0.06pt solid #000000" fo:padding="1.36mm" style:vertical-align="middle"/>
      <style:paragraph-properties fo:text-align="end" fo:margin-left="0mm"/>
      <style:text-properties fo:color="#000000" fo:font-size="8pt" style:font-size-asian="8pt" style:font-size-complex="8pt"/>
    </style:style>
    <style:style style:name="ce223" style:family="table-cell" style:parent-style-name="Default">
      <style:table-cell-properties style:text-align-source="fix" style:repeat-content="false" fo:background-color="transparent" fo:wrap-option="wrap" fo:padding="1.36mm" style:vertical-align="middle"/>
      <style:paragraph-properties fo:text-align="end" fo:margin-left="0mm"/>
      <style:text-properties fo:color="#000000"/>
    </style:style>
    <style:style style:name="ce224" style:family="table-cell" style:parent-style-name="Default">
      <style:table-cell-properties style:text-align-source="fix" style:repeat-content="false" fo:padding="1.36mm"/>
      <style:paragraph-properties fo:text-align="end" fo:margin-left="0mm"/>
    </style:style>
    <style:style style:name="ce2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6" style:family="table-cell" style:parent-style-name="Default">
      <style:table-cell-properties fo:border-bottom="0.06pt solid #000000" fo:background-color="transparent" fo:wrap-option="wrap" fo:border-left="0.06pt solid #000000" fo:padding="1.36mm" fo:border-right="none" fo:border-top="none" style:vertical-align="middle"/>
      <style:text-properties fo:color="#000000" style:text-outline="false" style:text-line-through-style="none" style:text-line-through-type="none" style:font-name="Times New Roman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de" style:country-asian="DE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padding="1.36mm" fo:border-right="none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style:font-name="Times New Roman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de" style:country-asian="DE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6pt solid #000000" fo:padding="1.36mm" style:vertical-align="middle"/>
      <style:paragraph-properties fo:text-align="end" fo:margin-left="0mm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padding="1.36mm" fo:border-right="0.06pt solid #000000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style:font-name="Times New Roman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de" style:country-asian="DE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none" fo:padding="1.36mm" style:vertical-align="middle"/>
    </style:style>
    <style:style style:name="ce20" style:family="table-cell" style:parent-style-name="Default">
      <style:table-cell-properties fo:wrap-option="wrap" fo:border="none" fo:padding="1.36mm" style:vertical-align="middle"/>
      <style:text-properties fo:color="#006600"/>
    </style:style>
    <style:style style:name="ce21" style:family="table-cell" style:parent-style-name="Default">
      <style:table-cell-properties fo:wrap-option="wrap" fo:border="none" fo:padding="1.36mm" style:vertical-align="middle"/>
      <style:text-properties fo:color="#c9211e" fo:font-size="15pt" style:font-size-asian="15pt" style:font-size-complex="15pt"/>
    </style:style>
    <style:style style:name="ce22" style:family="table-cell" style:parent-style-name="Default">
      <style:table-cell-properties fo:wrap-option="wrap" fo:border="none" fo:padding="1.36mm" style:vertical-align="middle"/>
      <style:text-properties fo:color="#ff0000"/>
    </style:style>
    <style:style style:name="ce23" style:family="table-cell" style:parent-style-name="Default">
      <style:table-cell-properties fo:wrap-option="wrap" fo:border="none" fo:padding="1.36mm" style:vertical-align="middle"/>
      <style:text-properties fo:color="#000000"/>
    </style:style>
    <style:style style:name="ce231" style:family="table-cell" style:parent-style-name="Default">
      <style:table-cell-properties fo:wrap-option="wrap" fo:padding="1.36mm" style:vertical-align="middle"/>
    </style:style>
    <style:style style:name="ce24" style:family="table-cell" style:parent-style-name="Default">
      <style:table-cell-properties fo:wrap-option="wrap" fo:border="none" fo:padding="1.36mm" style:vertical-align="middle"/>
      <style:text-properties fo:color="#990000"/>
    </style:style>
    <style:style style:name="ce26" style:family="table-cell" style:parent-style-name="Default">
      <style:table-cell-properties fo:border-bottom="none" fo:wrap-option="wrap" fo:border-left="0.74pt solid #000000" fo:padding="1.36mm" fo:border-right="0.74pt solid #000000" fo:border-top="0.74pt solid #000000" style:vertical-align="middle"/>
    </style:style>
    <style:style style:name="ce27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66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9211e" style:text-outline="false" style:text-line-through-style="none" style:text-line-through-type="none" fo:font-size="15pt" fo:font-style="normal" fo:text-shadow="none" style:text-underline-style="none" fo:font-weight="bold" style:text-underline-mode="continuous" style:text-overline-mode="continuous" style:text-line-through-mode="continuous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990000"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00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text-underline-mode="continuous" style:text-overline-mode="continuous" style:text-line-through-mode="continuous" style:font-size-asian="12pt" style:language-asian="de" style:country-asian="DE" style:font-style-asian="normal" style:font-weight-asian="bold" style:font-name-complex="Times New Roman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990000" style:text-outline="false" style:text-line-through-style="none" style:text-line-through-type="none" fo:font-size="16pt" fo:font-style="normal" fo:text-shadow="none" style:text-underline-style="none" fo:font-weight="bold" style:text-underline-mode="continuous" style:text-overline-mode="continuous" style:text-line-through-mode="continuous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0000" style:text-outline="false" style:text-line-through-style="none" style:text-line-through-type="none" fo:font-size="15pt" fo:font-style="normal" fo:text-shadow="none" style:text-underline-style="none" fo:font-weight="bold" style:text-underline-mode="continuous" style:text-overline-mode="continuous" style:text-line-through-mode="continuous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padding="1.36mm" fo:border-right="0.74pt solid #000000" fo:border-top="none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9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0.74pt solid #000000" style:vertical-align="middle"/>
      <style:paragraph-properties fo:text-align="end" fo:margin-left="0mm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0066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c9211e" style:text-outline="false" style:text-line-through-style="none" style:text-line-through-type="none" fo:font-size="15pt" fo:font-style="normal" fo:text-shadow="none" style:text-underline-style="none" fo:font-weight="bold" style:text-underline-mode="continuous" style:text-overline-mode="continuous" style:text-line-through-mode="continuous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990000"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990000" style:text-outline="false" style:text-line-through-style="none" style:text-line-through-type="none" fo:font-size="16pt" fo:font-style="normal" fo:text-shadow="none" style:text-underline-style="none" fo:font-weight="bold" style:text-underline-mode="continuous" style:text-overline-mode="continuous" style:text-line-through-mode="continuous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fo:font-size="15pt" fo:font-style="normal" fo:text-shadow="none" style:text-underline-style="none" fo:font-weight="bold" style:text-underline-mode="continuous" style:text-overline-mode="continuous" style:text-line-through-mode="continuous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padding="1.36mm" fo:border-right="0.74pt solid #000000" fo:border-top="none"/>
      <style:paragraph-properties fo:text-align="end" fo:margin-left="0mm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51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wrap-option="wrap" fo:padding="1.36mm" style:vertical-align="middle"/>
      <style:text-properties fo:color="#006600"/>
    </style:style>
    <style:style style:name="ce53" style:family="table-cell" style:parent-style-name="Default">
      <style:table-cell-properties fo:wrap-option="wrap" fo:padding="1.36mm" style:vertical-align="middle"/>
      <style:text-properties fo:color="#c9211e" fo:font-size="15pt" style:font-size-asian="15pt" style:font-size-complex="15pt"/>
    </style:style>
    <style:style style:name="ce54" style:family="table-cell" style:parent-style-name="Default">
      <style:text-properties fo:color="#006600"/>
    </style:style>
    <style:style style:name="ce55" style:family="table-cell" style:parent-style-name="Default">
      <style:table-cell-properties fo:wrap-option="wrap" fo:padding="1.36mm" style:vertical-align="middle"/>
      <style:text-properties fo:color="#ff0000"/>
    </style:style>
    <style:style style:name="ce56" style:family="table-cell" style:parent-style-name="Default">
      <style:table-cell-properties fo:wrap-option="wrap" fo:padding="1.36mm" style:vertical-align="middle"/>
      <style:text-properties fo:color="#000000"/>
    </style:style>
    <style:style style:name="ce57" style:family="table-cell" style:parent-style-name="Default">
      <style:table-cell-properties fo:wrap-option="wrap" fo:padding="1.36mm" style:vertical-align="middle"/>
      <style:text-properties fo:color="#990000"/>
    </style:style>
    <style:style style:name="ce58" style:family="table-cell" style:parent-style-name="Default">
      <style:table-cell-properties fo:padding="1.36mm"/>
      <style:text-properties fo:color="#006600"/>
    </style:style>
    <style:style style:name="ce59" style:family="table-cell" style:parent-style-name="Default">
      <style:table-cell-properties fo:padding="1.36mm"/>
      <style:text-properties fo:color="#c9211e" fo:font-size="15pt" style:font-size-asian="15pt" style:font-size-complex="15pt"/>
    </style:style>
    <style:style style:name="ce60" style:family="table-cell" style:parent-style-name="Default">
      <style:table-cell-properties fo:padding="1.36mm"/>
      <style:text-properties fo:color="#ff0000"/>
    </style:style>
    <style:style style:name="ce61" style:family="table-cell" style:parent-style-name="Default">
      <style:table-cell-properties fo:padding="1.36mm"/>
      <style:text-properties fo:color="#000000"/>
    </style:style>
    <style:style style:name="ce62" style:family="table-cell" style:parent-style-name="Default">
      <style:table-cell-properties fo:padding="1.36mm"/>
      <style:text-properties fo:color="#990000"/>
    </style:style>
    <style:style style:name="ce63" style:family="table-cell" style:parent-style-name="Default">
      <style:text-properties fo:color="#c9211e" fo:font-size="15pt" style:font-size-asian="15pt" style:font-size-complex="15pt"/>
    </style:style>
    <style:style style:name="ce64" style:family="table-cell" style:parent-style-name="Default">
      <style:text-properties fo:color="#ff0000"/>
    </style:style>
    <style:style style:name="ce65" style:family="table-cell" style:parent-style-name="Default">
      <style:text-properties fo:color="#000000"/>
    </style:style>
    <style:style style:name="ce66" style:family="table-cell" style:parent-style-name="Default">
      <style:text-properties fo:color="#990000"/>
    </style:style>
    <style:style style:name="ce165" style:family="table-cell" style:parent-style-name="Default">
      <style:table-cell-properties fo:background-color="transparent" fo:wrap-option="wrap" fo:border="0.06pt solid #000000" fo:padding="1.36mm" style:vertical-align="middle"/>
      <style:text-properties fo:color="#000000"/>
    </style:style>
    <style:style style:name="ce166" style:family="table-cell" style:parent-style-name="Default">
      <style:table-cell-properties fo:background-color="transparent" fo:wrap-option="wrap" fo:padding="1.36mm" style:vertical-align="middle"/>
      <style:text-properties fo:color="#000000"/>
    </style:style>
    <style:style style:name="ce167" style:family="table-cell" style:parent-style-name="Default">
      <style:table-cell-properties fo:padding="1.36mm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padding="1.36mm" fo:border-right="none" fo:border-top="0.06pt solid #000000" style:vertical-align="middle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0.06pt solid #000000" fo:background-color="transparent" fo:wrap-option="wrap" fo:border-left="0.06pt solid #000000" fo:padding="1.36mm" fo:border-right="none" fo:border-top="none" style:vertical-align="middle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transparent" fo:wrap-option="wrap" fo:border-left="0.06pt solid #000000" fo:padding="1.36mm" fo:border-right="none" fo:border-top="none" style:vertical-align="middle"/>
      <style:text-properties fo:color="#000000" style:text-outline="false" style:text-line-through-style="none" style:text-line-through-type="none" fo:font-size="6pt" fo:font-style="normal" fo:text-shadow="none" style:text-underline-style="none" style:text-underline-mode="continuous" style:text-overline-mode="continuous" style:text-line-through-mode="continuous" style:font-size-asian="6pt" style:font-style-asian="normal" style:font-weight-asian="normal" style:font-size-complex="6pt" style:font-style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transparent" fo:wrap-option="wrap" fo:border="0.06pt solid #000000" fo:padding="1.36mm" style:vertical-align="middle"/>
      <style:text-properties fo:color="#000000" fo:font-size="8pt" style:font-size-asian="8pt" style:font-size-complex="8pt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6pt solid #000000" fo:padding="1.36mm" style:vertical-align="middle"/>
      <style:paragraph-properties fo:text-align="end" fo:margin-left="0mm"/>
      <style:text-properties fo:color="#000000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padding="1.36mm" fo:border-right="none" fo:border-top="0.06pt solid #000000" style:vertical-align="middle"/>
      <style:paragraph-properties fo:text-align="end" fo:margin-left="0mm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padding="1.36mm" fo:border-right="none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fo:padding="1.36mm" style:vertical-align="middle"/>
      <style:paragraph-properties fo:text-align="end" fo:margin-left="0mm"/>
      <style:text-properties fo:color="#000000"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 fo:background-color="transparent" fo:wrap-option="wrap" fo:padding="1.36mm" style:vertical-align="middle"/>
      <style:paragraph-properties fo:text-align="end" fo:margin-left="0mm"/>
      <style:text-properties fo:color="#000000"/>
    </style:style>
    <style:style style:name="ce177" style:family="table-cell" style:parent-style-name="Default">
      <style:table-cell-properties style:text-align-source="fix" style:repeat-content="false" fo:padding="1.36mm"/>
      <style:paragraph-properties fo:text-align="end" fo:margin-left="0mm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9" style:family="table-cell" style:parent-style-name="Default">
      <style:table-cell-properties fo:border-bottom="0.06pt solid #000000" fo:background-color="transparent" fo:wrap-option="wrap" fo:border-left="0.06pt solid #000000" fo:padding="1.36mm" fo:border-right="none" fo:border-top="none" style:vertical-align="middle"/>
      <style:text-properties fo:color="#000000" style:text-outline="false" style:text-line-through-style="none" style:text-line-through-type="none" style:font-name="Times New Roman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de" style:country-asian="DE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padding="1.36mm" fo:border-right="none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style:font-name="Times New Roman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de" style:country-asian="DE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6pt solid #000000" fo:padding="1.36mm" style:vertical-align="middle"/>
      <style:paragraph-properties fo:text-align="end" fo:margin-left="0mm"/>
      <style:text-properties fo:color="#000000"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padding="1.36mm" fo:border-right="0.06pt solid #000000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style:font-name="Times New Roman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de" style:country-asian="DE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 fo:border="none" fo:padding="1.36mm" style:vertical-align="middle"/>
    </style:style>
    <style:style style:name="ce184" style:family="table-cell" style:parent-style-name="Default">
      <style:table-cell-properties fo:wrap-option="wrap" fo:border="none" fo:padding="1.36mm" style:vertical-align="middle"/>
      <style:text-properties fo:color="#006600"/>
    </style:style>
    <style:style style:name="ce185" style:family="table-cell" style:parent-style-name="Default">
      <style:table-cell-properties fo:wrap-option="wrap" fo:border="none" fo:padding="1.36mm" style:vertical-align="middle"/>
      <style:text-properties fo:color="#c9211e" fo:font-size="15pt" style:font-size-asian="15pt" style:font-size-complex="15pt"/>
    </style:style>
    <style:style style:name="ce186" style:family="table-cell" style:parent-style-name="Default">
      <style:table-cell-properties fo:wrap-option="wrap" fo:border="none" fo:padding="1.36mm" style:vertical-align="middle"/>
      <style:text-properties fo:color="#ff0000"/>
    </style:style>
    <style:style style:name="ce187" style:family="table-cell" style:parent-style-name="Default">
      <style:table-cell-properties fo:wrap-option="wrap" fo:border="none" fo:padding="1.36mm" style:vertical-align="middle"/>
      <style:text-properties fo:color="#000000"/>
    </style:style>
    <style:style style:name="ce188" style:family="table-cell" style:parent-style-name="Default">
      <style:table-cell-properties fo:wrap-option="wrap" fo:border="none" fo:padding="1.36mm" style:vertical-align="middle"/>
      <style:text-properties fo:color="#990000"/>
    </style:style>
    <style:style style:name="ce189" style:family="table-cell" style:parent-style-name="Default">
      <style:table-cell-properties fo:wrap-option="wrap" fo:padding="1.36mm" style:vertical-align="middle"/>
    </style:style>
    <style:style style:name="ce190" style:family="table-cell" style:parent-style-name="Default">
      <style:table-cell-properties fo:border-bottom="none" fo:wrap-option="wrap" fo:border-left="0.74pt solid #000000" fo:padding="1.36mm" fo:border-right="0.74pt solid #000000" fo:border-top="0.74pt solid #000000" style:vertical-align="middle"/>
    </style:style>
    <style:style style:name="ce194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66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9211e" style:text-outline="false" style:text-line-through-style="none" style:text-line-through-type="none" fo:font-size="15pt" fo:font-style="normal" fo:text-shadow="none" style:text-underline-style="none" fo:font-weight="bold" style:text-underline-mode="continuous" style:text-overline-mode="continuous" style:text-line-through-mode="continuous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990000"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00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text-underline-mode="continuous" style:text-overline-mode="continuous" style:text-line-through-mode="continuous" style:font-size-asian="12pt" style:language-asian="de" style:country-asian="DE" style:font-style-asian="normal" style:font-weight-asian="bold" style:font-name-complex="Times New Roman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990000" style:text-outline="false" style:text-line-through-style="none" style:text-line-through-type="none" fo:font-size="16pt" fo:font-style="normal" fo:text-shadow="none" style:text-underline-style="none" fo:font-weight="bold" style:text-underline-mode="continuous" style:text-overline-mode="continuous" style:text-line-through-mode="continuous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0000" style:text-outline="false" style:text-line-through-style="none" style:text-line-through-type="none" fo:font-size="15pt" fo:font-style="normal" fo:text-shadow="none" style:text-underline-style="none" fo:font-weight="bold" style:text-underline-mode="continuous" style:text-overline-mode="continuous" style:text-line-through-mode="continuous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74pt solid #000000" fo:padding="1.36mm" fo:border-right="0.74pt solid #000000" fo:border-top="none"/>
    </style:style>
    <style:style style:name="ce209" style:family="table-cell" style:parent-style-name="Default">
      <style:table-cell-properties fo:border-bottom="none" fo:border-left="0.74pt solid #000000" fo:border-right="0.74pt solid #000000" fo:border-top="none"/>
    </style:style>
    <style:style style:name="ce2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11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0.74pt solid #000000" style:vertical-align="middle"/>
      <style:paragraph-properties fo:text-align="end" fo:margin-left="0mm"/>
    </style:style>
    <style:style style:name="ce212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0066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c9211e" style:text-outline="false" style:text-line-through-style="none" style:text-line-through-type="none" fo:font-size="15pt" fo:font-style="normal" fo:text-shadow="none" style:text-underline-style="none" fo:font-weight="bold" style:text-underline-mode="continuous" style:text-overline-mode="continuous" style:text-line-through-mode="continuous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990000"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990000" style:text-outline="false" style:text-line-through-style="none" style:text-line-through-type="none" fo:font-size="16pt" fo:font-style="normal" fo:text-shadow="none" style:text-underline-style="none" fo:font-weight="bold" style:text-underline-mode="continuous" style:text-overline-mode="continuous" style:text-line-through-mode="continuous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000000" style:text-outline="false" style:text-line-through-style="none" style:text-line-through-type="none" fo:font-size="15pt" fo:font-style="normal" fo:text-shadow="none" style:text-underline-style="none" fo:font-weight="bold" style:text-underline-mode="continuous" style:text-overline-mode="continuous" style:text-line-through-mode="continuous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none" style:text-align-source="fix" style:repeat-content="false" fo:border-left="0.74pt solid #000000" fo:padding="1.36mm" fo:border-right="0.74pt solid #000000" fo:border-top="none"/>
      <style:paragraph-properties fo:text-align="end" fo:margin-left="0mm"/>
    </style:style>
    <style:style style:name="ce2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2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234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0.74pt solid #000000" style:vertical-align="middle"/>
      <style:paragraph-properties fo:text-align="center" fo:margin-left="0mm"/>
    </style:style>
    <style:style style:name="ce235" style:family="table-cell" style:parent-style-name="Default">
      <style:table-cell-properties fo:wrap-option="wrap" fo:padding="1.36mm" style:vertical-align="middle"/>
      <style:text-properties fo:color="#006600"/>
    </style:style>
    <style:style style:name="ce236" style:family="table-cell" style:parent-style-name="Default">
      <style:table-cell-properties fo:wrap-option="wrap" fo:padding="1.36mm" style:vertical-align="middle"/>
      <style:text-properties fo:color="#c9211e" fo:font-size="15pt" style:font-size-asian="15pt" style:font-size-complex="15pt"/>
    </style:style>
    <style:style style:name="ce237" style:family="table-cell" style:parent-style-name="Default">
      <style:text-properties fo:color="#006600"/>
    </style:style>
    <style:style style:name="ce238" style:family="table-cell" style:parent-style-name="Default">
      <style:table-cell-properties fo:wrap-option="wrap" fo:padding="1.36mm" style:vertical-align="middle"/>
      <style:text-properties fo:color="#ff0000"/>
    </style:style>
    <style:style style:name="ce239" style:family="table-cell" style:parent-style-name="Default">
      <style:table-cell-properties fo:wrap-option="wrap" fo:padding="1.36mm" style:vertical-align="middle"/>
      <style:text-properties fo:color="#000000"/>
    </style:style>
    <style:style style:name="ce240" style:family="table-cell" style:parent-style-name="Default">
      <style:table-cell-properties fo:wrap-option="wrap" fo:padding="1.36mm" style:vertical-align="middle"/>
      <style:text-properties fo:color="#990000"/>
    </style:style>
    <style:style style:name="ce241" style:family="table-cell" style:parent-style-name="Default">
      <style:table-cell-properties fo:padding="1.36mm"/>
      <style:text-properties fo:color="#006600"/>
    </style:style>
    <style:style style:name="ce242" style:family="table-cell" style:parent-style-name="Default">
      <style:table-cell-properties fo:padding="1.36mm"/>
      <style:text-properties fo:color="#c9211e" fo:font-size="15pt" style:font-size-asian="15pt" style:font-size-complex="15pt"/>
    </style:style>
    <style:style style:name="ce243" style:family="table-cell" style:parent-style-name="Default">
      <style:table-cell-properties fo:padding="1.36mm"/>
      <style:text-properties fo:color="#ff0000"/>
    </style:style>
    <style:style style:name="ce244" style:family="table-cell" style:parent-style-name="Default">
      <style:table-cell-properties fo:padding="1.36mm"/>
      <style:text-properties fo:color="#000000"/>
    </style:style>
    <style:style style:name="ce245" style:family="table-cell" style:parent-style-name="Default">
      <style:table-cell-properties fo:padding="1.36mm"/>
      <style:text-properties fo:color="#990000"/>
    </style:style>
    <style:style style:name="ce246" style:family="table-cell" style:parent-style-name="Default">
      <style:text-properties fo:color="#c9211e" fo:font-size="15pt" style:font-size-asian="15pt" style:font-size-complex="15pt"/>
    </style:style>
    <style:style style:name="ce247" style:family="table-cell" style:parent-style-name="Default">
      <style:text-properties fo:color="#ff0000"/>
    </style:style>
    <style:style style:name="ce248" style:family="table-cell" style:parent-style-name="Default">
      <style:text-properties fo:color="#000000"/>
    </style:style>
    <style:style style:name="ce249" style:family="table-cell" style:parent-style-name="Default">
      <style:text-properties fo:color="#990000"/>
    </style:style>
    <style:style style:name="ce67" style:family="table-cell" style:parent-style-name="Default">
      <style:table-cell-properties fo:wrap-option="wrap" fo:border="none" fo:padding="1.36mm" style:vertical-align="middle"/>
      <style:text-properties fo:color="#0000ff"/>
    </style:style>
    <style:style style:name="ce68" style:family="table-cell" style:parent-style-name="Default">
      <style:table-cell-properties fo:wrap-option="wrap" fo:border="none" fo:padding="1.36mm" style:vertical-align="middle"/>
      <style:text-properties fo:color="#cc3300"/>
    </style:style>
    <style:style style:name="ce69" style:family="table-cell" style:parent-style-name="Default">
      <style:table-cell-properties fo:wrap-option="wrap" fo:border="none" fo:padding="1.36mm" style:vertical-align="middle"/>
      <style:text-properties fo:color="#cc00cc"/>
    </style:style>
    <style:style style:name="ce70" style:family="table-cell" style:parent-style-name="Default">
      <style:table-cell-properties fo:wrap-option="wrap" fo:border="none" fo:padding="1.36mm" style:vertical-align="middle"/>
      <style:text-properties fo:color="#cc00cc" fo:font-size="9pt" style:font-size-asian="9pt" style:font-size-complex="9pt"/>
    </style:style>
    <style:style style:name="ce71" style:family="table-cell" style:parent-style-name="Default">
      <style:table-cell-properties fo:wrap-option="wrap" fo:border="none" fo:padding="1.36mm" style:vertical-align="middle"/>
      <style:text-properties fo:color="#cc3300" fo:font-size="9pt" style:font-size-asian="9pt" style:font-size-complex="9pt"/>
    </style:style>
    <style:style style:name="ce72" style:family="table-cell" style:parent-style-name="Default">
      <style:table-cell-properties fo:wrap-option="wrap" fo:border="none" fo:padding="1.36mm" style:vertical-align="middle"/>
      <style:text-properties fo:color="#c9211e" fo:font-size="9pt" style:font-size-asian="9pt" style:font-size-complex="9pt"/>
    </style:style>
    <style:style style:name="ce73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0000ff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c33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ff00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c00cc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c00cc" style:text-outline="false" style:text-line-through-style="none" style:text-line-through-type="none" style:font-name="Times New Roman" fo:font-size="9pt" fo:font-style="normal" fo:text-shadow="none" style:text-underline-style="none" fo:font-weight="bold" style:text-underline-mode="continuous" style:text-overline-mode="continuous" style:text-line-through-mode="continuous" style:font-size-asian="9pt" style:language-asian="de" style:country-asian="DE" style:font-style-asian="normal" style:font-weight-asian="bold" style:font-name-complex="Times New Roman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c00cc" style:text-outline="false" style:text-line-through-style="none" style:text-line-through-type="none" fo:font-size="9pt" fo:font-style="normal" fo:text-shadow="none" style:text-underline-style="none" fo:font-weight="bold" style:text-underline-mode="continuous" style:text-overline-mode="continuous" style:text-line-through-mode="continuous" style:font-size-asian="9pt" style:font-style-asian="normal" style:font-weight-asian="bold" style:font-size-complex="9pt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c3300" style:text-outline="false" style:text-line-through-style="none" style:text-line-through-type="none" style:font-name="Times New Roman" fo:font-size="9pt" fo:font-style="normal" fo:text-shadow="none" style:text-underline-style="none" fo:font-weight="bold" style:text-underline-mode="continuous" style:text-overline-mode="continuous" style:text-line-through-mode="continuous" style:font-size-asian="9pt" style:language-asian="de" style:country-asian="DE" style:font-style-asian="normal" style:font-weight-asian="bold" style:font-name-complex="Times New Roman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9211e" style:text-outline="false" style:text-line-through-style="none" style:text-line-through-type="none" fo:font-size="9pt" fo:font-style="normal" fo:text-shadow="none" style:text-underline-style="none" fo:font-weight="bold" style:text-underline-mode="continuous" style:text-overline-mode="continuous" style:text-line-through-mode="continuous" style:font-size-asian="9pt" style:font-style-asian="normal" style:font-weight-asian="bold" style:font-size-complex="9pt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0000ff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cc33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ff00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cc00cc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cc00cc" style:text-outline="false" style:text-line-through-style="none" style:text-line-through-type="none" fo:font-size="9pt" fo:font-style="normal" fo:text-shadow="none" style:text-underline-style="none" fo:font-weight="bold" style:text-underline-mode="continuous" style:text-overline-mode="continuous" style:text-line-through-mode="continuous" style:font-size-asian="9pt" style:font-style-asian="normal" style:font-weight-asian="bold" style:font-size-complex="9pt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cc3300" style:text-outline="false" style:text-line-through-style="none" style:text-line-through-type="none" fo:font-size="9pt" fo:font-style="normal" fo:text-shadow="none" style:text-underline-style="none" fo:font-weight="bold" style:text-underline-mode="continuous" style:text-overline-mode="continuous" style:text-line-through-mode="continuous" style:font-size-asian="9pt" style:font-style-asian="normal" style:font-weight-asian="bold" style:font-size-complex="9pt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c9211e" style:text-outline="false" style:text-line-through-style="none" style:text-line-through-type="none" fo:font-size="9pt" fo:font-style="normal" fo:text-shadow="none" style:text-underline-style="none" fo:font-weight="bold" style:text-underline-mode="continuous" style:text-overline-mode="continuous" style:text-line-through-mode="continuous" style:font-size-asian="9pt" style:font-style-asian="normal" style:font-weight-asian="bold" style:font-size-complex="9pt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c3300" style:text-outline="false" style:text-line-through-style="none" style:text-line-through-type="none" fo:font-size="9pt" fo:font-style="normal" fo:text-shadow="none" style:text-underline-style="none" fo:font-weight="bold" style:text-underline-mode="continuous" style:text-overline-mode="continuous" style:text-line-through-mode="continuous" style:font-size-asian="9pt" style:font-style-asian="normal" style:font-weight-asian="bold" style:font-size-complex="9pt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fo:padding="1.36mm" style:vertical-align="middle"/>
      <style:text-properties fo:color="#0000ff"/>
    </style:style>
    <style:style style:name="ce90" style:family="table-cell" style:parent-style-name="Default">
      <style:table-cell-properties fo:wrap-option="wrap" fo:padding="1.36mm" style:vertical-align="middle"/>
      <style:text-properties fo:color="#cc3300"/>
    </style:style>
    <style:style style:name="ce91" style:family="table-cell" style:parent-style-name="Default">
      <style:table-cell-properties fo:wrap-option="wrap" fo:border="none" fo:padding="1.36mm" style:vertical-align="middle"/>
      <style:text-properties fo:color="#ff0000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fo:padding="1.36mm" style:vertical-align="middle"/>
      <style:text-properties fo:color="#cc00cc"/>
    </style:style>
    <style:style style:name="ce93" style:family="table-cell" style:parent-style-name="Default">
      <style:table-cell-properties fo:wrap-option="wrap" fo:padding="1.36mm" style:vertical-align="middle"/>
      <style:text-properties fo:color="#cc00cc" fo:font-size="9pt" style:font-size-asian="9pt" style:font-size-complex="9pt"/>
    </style:style>
    <style:style style:name="ce94" style:family="table-cell" style:parent-style-name="Default">
      <style:table-cell-properties fo:wrap-option="wrap" fo:padding="1.36mm" style:vertical-align="middle"/>
      <style:text-properties fo:color="#cc3300" fo:font-size="9pt" style:font-size-asian="9pt" style:font-size-complex="9pt"/>
    </style:style>
    <style:style style:name="ce95" style:family="table-cell" style:parent-style-name="Default">
      <style:table-cell-properties fo:wrap-option="wrap" fo:padding="1.36mm" style:vertical-align="middle"/>
      <style:text-properties fo:color="#c9211e" fo:font-size="9pt" style:font-size-asian="9pt" style:font-size-complex="9pt"/>
    </style:style>
    <style:style style:name="ce96" style:family="table-cell" style:parent-style-name="Default">
      <style:table-cell-properties fo:padding="1.36mm"/>
      <style:text-properties fo:color="#0000ff"/>
    </style:style>
    <style:style style:name="ce97" style:family="table-cell" style:parent-style-name="Default">
      <style:table-cell-properties fo:padding="1.36mm"/>
      <style:text-properties fo:color="#cc3300"/>
    </style:style>
    <style:style style:name="ce98" style:family="table-cell" style:parent-style-name="Default">
      <style:table-cell-properties fo:padding="1.36mm"/>
      <style:text-properties fo:color="#cc00cc"/>
    </style:style>
    <style:style style:name="ce99" style:family="table-cell" style:parent-style-name="Default">
      <style:table-cell-properties fo:padding="1.36mm"/>
      <style:text-properties fo:color="#cc00cc" fo:font-size="9pt" style:font-size-asian="9pt" style:font-size-complex="9pt"/>
    </style:style>
    <style:style style:name="ce100" style:family="table-cell" style:parent-style-name="Default">
      <style:table-cell-properties fo:padding="1.36mm"/>
      <style:text-properties fo:color="#cc3300" fo:font-size="9pt" style:font-size-asian="9pt" style:font-size-complex="9pt"/>
    </style:style>
    <style:style style:name="ce101" style:family="table-cell" style:parent-style-name="Default">
      <style:table-cell-properties fo:padding="1.36mm"/>
      <style:text-properties fo:color="#c9211e" fo:font-size="9pt" style:font-size-asian="9pt" style:font-size-complex="9pt"/>
    </style:style>
    <style:style style:name="ce102" style:family="table-cell" style:parent-style-name="Default">
      <style:text-properties fo:color="#0000ff"/>
    </style:style>
    <style:style style:name="ce103" style:family="table-cell" style:parent-style-name="Default">
      <style:text-properties fo:color="#cc3300"/>
    </style:style>
    <style:style style:name="ce104" style:family="table-cell" style:parent-style-name="Default">
      <style:text-properties fo:color="#cc00cc"/>
    </style:style>
    <style:style style:name="ce105" style:family="table-cell" style:parent-style-name="Default">
      <style:text-properties fo:color="#cc00cc" fo:font-size="9pt" style:font-size-asian="9pt" style:font-size-complex="9pt"/>
    </style:style>
    <style:style style:name="ce106" style:family="table-cell" style:parent-style-name="Default">
      <style:text-properties fo:color="#cc3300" fo:font-size="9pt" style:font-size-asian="9pt" style:font-size-complex="9pt"/>
    </style:style>
    <style:style style:name="ce107" style:family="table-cell" style:parent-style-name="Default">
      <style:text-properties fo:color="#c9211e" fo:font-size="9pt" style:font-size-asian="9pt" style:font-size-complex="9pt"/>
    </style:style>
    <style:style style:name="ce108" style:family="table-cell" style:parent-style-name="Default">
      <style:table-cell-properties fo:wrap-option="wrap" fo:border="none" fo:padding="1.36mm" style:vertical-align="middle"/>
      <style:text-properties fo:color="#330066"/>
    </style:style>
    <style:style style:name="ce109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330066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cc00cc" style:text-outline="false" style:text-line-through-style="none" style:text-line-through-type="none" style:font-name="Times New Roman" fo:font-size="8pt" fo:font-style="normal" fo:text-shadow="none" style:text-underline-style="none" fo:font-weight="bold" style:text-underline-mode="continuous" style:text-overline-mode="continuous" style:text-line-through-mode="continuous" style:font-size-asian="12pt" style:language-asian="de" style:country-asian="DE" style:font-style-asian="normal" style:font-weight-asian="bold" style:font-name-complex="Times New Roman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990000" style:text-outline="false" style:text-line-through-style="none" style:text-line-through-type="none" fo:font-size="13pt" fo:font-style="normal" fo:text-shadow="none" style:text-underline-style="none" fo:font-weight="bold" style:text-underline-mode="continuous" style:text-overline-mode="continuous" style:text-line-through-mode="continuous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wrap-option="wrap" fo:border-left="0.74pt solid #000000" fo:padding="1.36mm" fo:border-right="0.74pt solid #000000" fo:border-top="none" style:vertical-align="middle"/>
      <style:text-properties fo:color="#330066" style:text-outline="false" style:text-line-through-style="none" style:text-line-through-type="none" fo:font-size="13pt" fo:font-style="normal" fo:text-shadow="none" style:text-underline-style="none" fo:font-weight="bold" style:text-underline-mode="continuous" style:text-overline-mode="continuous" style:text-line-through-mode="continuous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330066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990000" style:text-outline="false" style:text-line-through-style="none" style:text-line-through-type="none" fo:font-size="13pt" fo:font-style="normal" fo:text-shadow="none" style:text-underline-style="none" fo:font-weight="bold" style:text-underline-mode="continuous" style:text-overline-mode="continuous" style:text-line-through-mode="continuous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style:text-align-source="fix" style:repeat-content="false" fo:wrap-option="wrap" fo:border-left="0.74pt solid #000000" fo:padding="1.36mm" fo:border-right="0.74pt solid #000000" fo:border-top="none" style:vertical-align="middle"/>
      <style:paragraph-properties fo:text-align="end" fo:margin-left="0mm"/>
      <style:text-properties fo:color="#330066" style:text-outline="false" style:text-line-through-style="none" style:text-line-through-type="none" fo:font-size="13pt" fo:font-style="normal" fo:text-shadow="none" style:text-underline-style="none" fo:font-weight="bold" style:text-underline-mode="continuous" style:text-overline-mode="continuous" style:text-line-through-mode="continuous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 fo:padding="1.36mm" style:vertical-align="middle"/>
      <style:text-properties fo:color="#330066"/>
    </style:style>
    <style:style style:name="ce117" style:family="table-cell" style:parent-style-name="Default">
      <style:table-cell-properties fo:wrap-option="wrap" fo:border="none" fo:padding="1.36mm" style:vertical-align="middle"/>
      <style:text-properties fo:color="#330066"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padding="1.36mm"/>
      <style:text-properties fo:color="#330066"/>
    </style:style>
    <style:style style:name="ce119" style:family="table-cell" style:parent-style-name="Default">
      <style:text-properties fo:color="#330066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UKai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UKai CN" style:font-name-complex="Noto Sans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8pt" fo:font-weight="bold" fo:language="de" fo:country="DE" style:language-asian="de" style:country-asian="DE" style:language-complex="ar" style:country-complex="SA" style:font-name-complex="Times New Roman" style:font-size-asian="12pt" style:font-size-complex="8pt" style:font-weight-complex="bold"/>
    </style:style>
    <style:style style:name="T5" style:family="text">
      <style:text-properties fo:color="#330066"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UKai CN" style:font-name-complex="Noto Sans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lank" table:style-name="ta1" table:print-ranges="blank.A1:blank.J18">
        <table:table-column table:style-name="co1" table:default-cell-style-name="Default"/>
        <table:table-column table:style-name="co2" table:default-cell-style-name="Default"/>
        <table:table-column table:style-name="co2" table:default-cell-style-name="ce178"/>
        <table:table-column table:style-name="co2" table:default-cell-style-name="Default"/>
        <table:table-column table:style-name="co2" table:default-cell-style-name="ce178"/>
        <table:table-column table:style-name="co2" table:default-cell-style-name="Default"/>
        <table:table-column table:style-name="co2" table:default-cell-style-name="ce178"/>
        <table:table-column table:style-name="co2" table:default-cell-style-name="Default"/>
        <table:table-column table:style-name="co2" table:default-cell-style-name="ce178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65" table:number-columns-repeated="2"/>
          <table:table-cell table:style-name="ce172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66"/>
          <table:table-cell table:style-name="ce167"/>
        </table:table-row>
        <table:table-row table:style-name="ro2">
          <table:table-cell table:style-name="ce165"/>
          <table:table-cell table:style-name="ce168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/>
          <table:table-cell table:style-name="ce181"/>
          <table:table-cell table:style-name="ce165"/>
          <table:table-cell table:style-name="ce166"/>
          <table:table-cell table:style-name="ce167"/>
        </table:table-row>
        <table:table-row table:style-name="ro2" table:number-rows-repeated="11">
          <table:table-cell table:style-name="ce165"/>
          <table:table-cell table:style-name="ce169"/>
          <table:table-cell table:style-name="ce174"/>
          <table:table-cell table:style-name="ce169"/>
          <table:table-cell table:style-name="ce174"/>
          <table:table-cell table:style-name="ce179"/>
          <table:table-cell table:style-name="ce180"/>
          <table:table-cell table:style-name="ce179"/>
          <table:table-cell table:style-name="ce182"/>
          <table:table-cell table:style-name="ce165"/>
          <table:table-cell table:style-name="ce166"/>
          <table:table-cell table:style-name="ce167"/>
        </table:table-row>
        <table:table-row table:style-name="ro2">
          <table:table-cell table:style-name="ce165"/>
          <table:table-cell table:style-name="ce170"/>
          <table:table-cell table:style-name="ce174"/>
          <table:table-cell table:style-name="ce169"/>
          <table:table-cell table:style-name="ce174"/>
          <table:table-cell table:style-name="ce179"/>
          <table:table-cell table:style-name="ce180"/>
          <table:table-cell table:style-name="ce179"/>
          <table:table-cell table:style-name="ce182"/>
          <table:table-cell table:style-name="ce165"/>
          <table:table-cell table:style-name="ce166"/>
          <table:table-cell table:style-name="ce167"/>
        </table:table-row>
        <table:table-row table:style-name="ro2">
          <table:table-cell table:style-name="ce165"/>
          <table:table-cell table:style-name="ce169"/>
          <table:table-cell table:style-name="ce174"/>
          <table:table-cell table:style-name="ce169"/>
          <table:table-cell table:style-name="ce174"/>
          <table:table-cell table:style-name="ce169"/>
          <table:table-cell table:style-name="ce174"/>
          <table:table-cell table:style-name="ce179"/>
          <table:table-cell table:style-name="ce182"/>
          <table:table-cell table:style-name="ce165"/>
          <table:table-cell table:style-name="ce166"/>
          <table:table-cell table:style-name="ce167"/>
        </table:table-row>
        <table:table-row table:style-name="ro2">
          <table:table-cell table:style-name="ce165"/>
          <table:table-cell table:style-name="ce169"/>
          <table:table-cell table:style-name="ce174"/>
          <table:table-cell table:style-name="ce169"/>
          <table:table-cell table:style-name="ce174"/>
          <table:table-cell table:style-name="ce170"/>
          <table:table-cell table:style-name="ce174"/>
          <table:table-cell table:style-name="ce179"/>
          <table:table-cell table:style-name="ce182"/>
          <table:table-cell table:style-name="ce165"/>
          <table:table-cell table:style-name="ce166"/>
          <table:table-cell table:style-name="ce167"/>
        </table:table-row>
        <table:table-row table:style-name="ro2">
          <table:table-cell table:style-name="ce165"/>
          <table:table-cell table:style-name="ce169"/>
          <table:table-cell table:style-name="ce174"/>
          <table:table-cell table:style-name="ce169"/>
          <table:table-cell table:style-name="ce174"/>
          <table:table-cell table:style-name="ce169"/>
          <table:table-cell table:style-name="ce174"/>
          <table:table-cell table:style-name="ce179"/>
          <table:table-cell table:style-name="ce182"/>
          <table:table-cell table:style-name="ce165"/>
          <table:table-cell table:style-name="ce166"/>
          <table:table-cell table:style-name="ce167"/>
        </table:table-row>
        <table:table-row table:style-name="ro3">
          <table:table-cell table:style-name="ce165"/>
          <table:table-cell table:style-name="ce171"/>
          <table:table-cell table:style-name="ce175"/>
          <table:table-cell table:style-name="ce171"/>
          <table:table-cell table:style-name="ce175"/>
          <table:table-cell table:style-name="ce171"/>
          <table:table-cell table:style-name="ce175"/>
          <table:table-cell table:style-name="ce171"/>
          <table:table-cell table:style-name="ce175"/>
          <table:table-cell table:style-name="ce165"/>
          <table:table-cell table:style-name="ce166"/>
          <table:table-cell table:style-name="ce167"/>
        </table:table-row>
        <table:table-row table:style-name="ro4">
          <table:table-cell table:style-name="ce166" table:number-columns-repeated="2"/>
          <table:table-cell table:style-name="ce176"/>
          <table:table-cell table:style-name="ce166"/>
          <table:table-cell table:style-name="ce176"/>
          <table:table-cell table:style-name="ce166"/>
          <table:table-cell table:style-name="ce176"/>
          <table:table-cell table:style-name="ce166"/>
          <table:table-cell table:style-name="ce176"/>
          <table:table-cell table:style-name="ce166" table:number-columns-repeated="2"/>
          <table:table-cell table:style-name="ce167"/>
        </table:table-row>
        <table:table-row table:style-name="ro4" table:number-rows-repeated="9">
          <table:table-cell table:style-name="ce167" table:number-columns-repeated="2"/>
          <table:table-cell table:style-name="ce177"/>
          <table:table-cell table:style-name="ce167"/>
          <table:table-cell table:style-name="ce177"/>
          <table:table-cell table:style-name="ce167"/>
          <table:table-cell table:style-name="ce177"/>
          <table:table-cell table:style-name="ce167"/>
          <table:table-cell table:style-name="ce177"/>
          <table:table-cell table:style-name="ce167" table:number-columns-repeated="3"/>
        </table:table-row>
        <table:table-row table:style-name="ro4" table:number-rows-repeated="36">
          <table:table-cell table:number-columns-repeated="12"/>
        </table:table-row>
        <table:table-row table:style-name="ro5" table:number-rows-repeated="1048511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Inputs" table:style-name="ta1" table:print-ranges="Inputs.A1:Inputs.J18">
        <table:table-column table:style-name="co1" table:default-cell-style-name="Default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83"/>
          <table:table-cell table:style-name="ce190"/>
          <table:table-cell table:style-name="ce211"/>
          <table:table-cell table:style-name="ce234" office:value-type="string" calcext:value-type="string" table:number-columns-spanned="4" table:number-rows-spanned="1">
            <text:p><text:span text:style-name="T2">IHC Wire labels -</text:span> Inputs</text:p>
          </table:table-cell>
          <table:covered-table-cell table:style-name="ce211"/>
          <table:covered-table-cell table:style-name="ce190"/>
          <table:covered-table-cell table:style-name="ce211"/>
          <table:table-cell table:style-name="ce190"/>
          <table:table-cell table:style-name="ce211"/>
          <table:table-cell table:style-name="ce183"/>
          <table:table-cell table:style-name="ce189"/>
          <table:table-cell table:style-name="ce167"/>
          <table:table-cell table:number-columns-repeated="1012"/>
        </table:table-row>
        <table:table-row table:style-name="ro2">
          <table:table-cell table:style-name="ce184"/>
          <table:table-cell table:style-name="ce194" office:value-type="string" calcext:value-type="string">
            <text:p>Bremslicht</text:p>
            <text:p>schalter 2/2</text:p>
            <text:p>PB1</text:p>
          </table:table-cell>
          <table:table-cell table:style-name="ce212" table:formula="of:=[.B2]" office:value-type="string" office:string-value="Bremslicht&#10;schalter 2/2&#10;PB1" calcext:value-type="string">
            <text:p>Bremslicht</text:p>
            <text:p>schalter 2/2</text:p>
            <text:p>PB1</text:p>
          </table:table-cell>
          <table:table-cell table:style-name="ce194" table:formula="of:=[.B2]" office:value-type="string" office:string-value="Bremslicht&#10;schalter 2/2&#10;PB1" calcext:value-type="string">
            <text:p>Bremslicht</text:p>
            <text:p>schalter 2/2</text:p>
            <text:p>PB1</text:p>
          </table:table-cell>
          <table:table-cell table:style-name="ce212" table:formula="of:=[.B2]" office:value-type="string" office:string-value="Bremslicht&#10;schalter 2/2&#10;PB1" calcext:value-type="string">
            <text:p>Bremslicht</text:p>
            <text:p>schalter 2/2</text:p>
            <text:p>PB1</text:p>
          </table:table-cell>
          <table:table-cell table:style-name="ce194" table:formula="of:=[.B2]" office:value-type="string" office:string-value="Bremslicht&#10;schalter 2/2&#10;PB1" calcext:value-type="string">
            <text:p>Bremslicht</text:p>
            <text:p>schalter 2/2</text:p>
            <text:p>PB1</text:p>
          </table:table-cell>
          <table:table-cell table:style-name="ce212" table:formula="of:=[.B2]" office:value-type="string" office:string-value="Bremslicht&#10;schalter 2/2&#10;PB1" calcext:value-type="string">
            <text:p>Bremslicht</text:p>
            <text:p>schalter 2/2</text:p>
            <text:p>PB1</text:p>
          </table:table-cell>
          <table:table-cell table:style-name="ce194" table:formula="of:=[.B2]" office:value-type="string" office:string-value="Bremslicht&#10;schalter 2/2&#10;PB1" calcext:value-type="string">
            <text:p>Bremslicht</text:p>
            <text:p>schalter 2/2</text:p>
            <text:p>PB1</text:p>
          </table:table-cell>
          <table:table-cell table:style-name="ce212" table:formula="of:=[.B2]" office:value-type="string" office:string-value="Bremslicht&#10;schalter 2/2&#10;PB1" calcext:value-type="string">
            <text:p>Bremslicht</text:p>
            <text:p>schalter 2/2</text:p>
            <text:p>PB1</text:p>
          </table:table-cell>
          <table:table-cell table:style-name="ce184"/>
          <table:table-cell table:style-name="ce235"/>
          <table:table-cell table:style-name="ce241"/>
          <table:table-cell table:style-name="ce237" table:number-columns-repeated="1012"/>
        </table:table-row>
        <table:table-row table:style-name="ro2">
          <table:table-cell table:style-name="ce184"/>
          <table:table-cell table:style-name="ce194" office:value-type="string" calcext:value-type="string">
            <text:p>Bremslicht</text:p>
            <text:p>schalter 1/ 2</text:p>
            <text:p>12V</text:p>
          </table:table-cell>
          <table:table-cell table:style-name="ce212" table:formula="of:=[.B3]" office:value-type="string" office:string-value="Bremslicht&#10;schalter 1/ 2&#10;12V" calcext:value-type="string">
            <text:p>Bremslicht</text:p>
            <text:p>schalter 1/ 2</text:p>
            <text:p>12V</text:p>
          </table:table-cell>
          <table:table-cell table:style-name="ce194" table:formula="of:=[.B3]" office:value-type="string" office:string-value="Bremslicht&#10;schalter 1/ 2&#10;12V" calcext:value-type="string">
            <text:p>Bremslicht</text:p>
            <text:p>schalter 1/ 2</text:p>
            <text:p>12V</text:p>
          </table:table-cell>
          <table:table-cell table:style-name="ce212" table:formula="of:=[.B3]" office:value-type="string" office:string-value="Bremslicht&#10;schalter 1/ 2&#10;12V" calcext:value-type="string">
            <text:p>Bremslicht</text:p>
            <text:p>schalter 1/ 2</text:p>
            <text:p>12V</text:p>
          </table:table-cell>
          <table:table-cell table:style-name="ce194" table:formula="of:=[.B3]" office:value-type="string" office:string-value="Bremslicht&#10;schalter 1/ 2&#10;12V" calcext:value-type="string">
            <text:p>Bremslicht</text:p>
            <text:p>schalter 1/ 2</text:p>
            <text:p>12V</text:p>
          </table:table-cell>
          <table:table-cell table:style-name="ce212" table:formula="of:=[.B3]" office:value-type="string" office:string-value="Bremslicht&#10;schalter 1/ 2&#10;12V" calcext:value-type="string">
            <text:p>Bremslicht</text:p>
            <text:p>schalter 1/ 2</text:p>
            <text:p>12V</text:p>
          </table:table-cell>
          <table:table-cell table:style-name="ce194" table:formula="of:=[.B3]" office:value-type="string" office:string-value="Bremslicht&#10;schalter 1/ 2&#10;12V" calcext:value-type="string">
            <text:p>Bremslicht</text:p>
            <text:p>schalter 1/ 2</text:p>
            <text:p>12V</text:p>
          </table:table-cell>
          <table:table-cell table:style-name="ce212" table:formula="of:=[.B3]" office:value-type="string" office:string-value="Bremslicht&#10;schalter 1/ 2&#10;12V" calcext:value-type="string">
            <text:p>Bremslicht</text:p>
            <text:p>schalter 1/ 2</text:p>
            <text:p>12V</text:p>
          </table:table-cell>
          <table:table-cell table:style-name="ce184"/>
          <table:table-cell table:style-name="ce235"/>
          <table:table-cell table:style-name="ce241"/>
          <table:table-cell table:style-name="ce237" table:number-columns-repeated="1012"/>
        </table:table-row>
        <table:table-row table:style-name="ro2">
          <table:table-cell table:style-name="ce185"/>
          <table:table-cell table:style-name="ce195" office:value-type="string" calcext:value-type="string">
            <text:p>5V</text:p>
          </table:table-cell>
          <table:table-cell table:style-name="ce213" office:value-type="string" calcext:value-type="string">
            <text:p>5V</text:p>
          </table:table-cell>
          <table:table-cell table:style-name="ce195" office:value-type="string" calcext:value-type="string">
            <text:p>5V</text:p>
          </table:table-cell>
          <table:table-cell table:style-name="ce213" office:value-type="string" calcext:value-type="string">
            <text:p>5V</text:p>
          </table:table-cell>
          <table:table-cell table:style-name="ce195" office:value-type="string" calcext:value-type="string">
            <text:p>5V</text:p>
          </table:table-cell>
          <table:table-cell table:style-name="ce213"/>
          <table:table-cell table:style-name="ce195"/>
          <table:table-cell table:style-name="ce213"/>
          <table:table-cell table:style-name="ce185"/>
          <table:table-cell table:style-name="ce236"/>
          <table:table-cell table:style-name="ce242"/>
          <table:table-cell table:style-name="ce246" table:number-columns-repeated="1012"/>
        </table:table-row>
        <table:table-row table:style-name="ro2">
          <table:table-cell table:style-name="ce184"/>
          <table:table-cell table:style-name="ce194" office:value-type="string" calcext:value-type="string">
            <text:p>S Abblendlicht</text:p>
            <text:p>Schluessel</text:p>
            <text:p>schalter 12V </text:p>
          </table:table-cell>
          <table:table-cell table:style-name="ce212" table:formula="of:=[.B5]" office:value-type="string" office:string-value="S Abblendlicht&#10;Schluessel&#10;schalter 12V " calcext:value-type="string">
            <text:p>S Abblendlicht</text:p>
            <text:p>Schluessel</text:p>
            <text:p>schalter 12V </text:p>
          </table:table-cell>
          <table:table-cell table:style-name="ce194" table:formula="of:=[.B5]" office:value-type="string" office:string-value="S Abblendlicht&#10;Schluessel&#10;schalter 12V " calcext:value-type="string">
            <text:p>S Abblendlicht</text:p>
            <text:p>Schluessel</text:p>
            <text:p>schalter 12V </text:p>
          </table:table-cell>
          <table:table-cell table:style-name="ce212" table:formula="of:=[.B5]" office:value-type="string" office:string-value="S Abblendlicht&#10;Schluessel&#10;schalter 12V " calcext:value-type="string">
            <text:p>S Abblendlicht</text:p>
            <text:p>Schluessel</text:p>
            <text:p>schalter 12V </text:p>
          </table:table-cell>
          <table:table-cell table:style-name="ce194" table:formula="of:=[.B5]" office:value-type="string" office:string-value="S Abblendlicht&#10;Schluessel&#10;schalter 12V " calcext:value-type="string">
            <text:p>S Abblendlicht</text:p>
            <text:p>Schluessel</text:p>
            <text:p>schalter 12V </text:p>
          </table:table-cell>
          <table:table-cell table:style-name="ce212" table:formula="of:=[.B5]" office:value-type="string" office:string-value="S Abblendlicht&#10;Schluessel&#10;schalter 12V " calcext:value-type="string">
            <text:p>S Abblendlicht</text:p>
            <text:p>Schluessel</text:p>
            <text:p>schalter 12V </text:p>
          </table:table-cell>
          <table:table-cell table:style-name="ce194" table:formula="of:=[.B5]" office:value-type="string" office:string-value="S Abblendlicht&#10;Schluessel&#10;schalter 12V " calcext:value-type="string">
            <text:p>S Abblendlicht</text:p>
            <text:p>Schluessel</text:p>
            <text:p>schalter 12V </text:p>
          </table:table-cell>
          <table:table-cell table:style-name="ce212" table:formula="of:=[.B5]" office:value-type="string" office:string-value="S Abblendlicht&#10;Schluessel&#10;schalter 12V " calcext:value-type="string">
            <text:p>S Abblendlicht</text:p>
            <text:p>Schluessel</text:p>
            <text:p>schalter 12V </text:p>
          </table:table-cell>
          <table:table-cell table:style-name="ce184"/>
          <table:table-cell table:style-name="ce235"/>
          <table:table-cell table:style-name="ce241"/>
          <table:table-cell table:style-name="ce237" table:number-columns-repeated="1012"/>
        </table:table-row>
        <table:table-row table:style-name="ro2">
          <table:table-cell table:style-name="ce184"/>
          <table:table-cell table:style-name="ce194" office:value-type="string" calcext:value-type="string">
            <text:p>S Arbeitslicht</text:p>
            <text:p>Kippschalter</text:p>
            <text:p>12V</text:p>
          </table:table-cell>
          <table:table-cell table:style-name="ce212" table:formula="of:=[.B6]" office:value-type="string" office:string-value="S Arbeitslicht&#10;Kippschalter&#10;12V" calcext:value-type="string">
            <text:p>S Arbeitslicht</text:p>
            <text:p>Kippschalter</text:p>
            <text:p>12V</text:p>
          </table:table-cell>
          <table:table-cell table:style-name="ce194" table:formula="of:=[.B6]" office:value-type="string" office:string-value="S Arbeitslicht&#10;Kippschalter&#10;12V" calcext:value-type="string">
            <text:p>S Arbeitslicht</text:p>
            <text:p>Kippschalter</text:p>
            <text:p>12V</text:p>
          </table:table-cell>
          <table:table-cell table:style-name="ce212" table:formula="of:=[.B6]" office:value-type="string" office:string-value="S Arbeitslicht&#10;Kippschalter&#10;12V" calcext:value-type="string">
            <text:p>S Arbeitslicht</text:p>
            <text:p>Kippschalter</text:p>
            <text:p>12V</text:p>
          </table:table-cell>
          <table:table-cell table:style-name="ce194" table:formula="of:=[.B6]" office:value-type="string" office:string-value="S Arbeitslicht&#10;Kippschalter&#10;12V" calcext:value-type="string">
            <text:p>S Arbeitslicht</text:p>
            <text:p>Kippschalter</text:p>
            <text:p>12V</text:p>
          </table:table-cell>
          <table:table-cell table:style-name="ce212" table:formula="of:=[.B6]" office:value-type="string" office:string-value="S Arbeitslicht&#10;Kippschalter&#10;12V" calcext:value-type="string">
            <text:p>S Arbeitslicht</text:p>
            <text:p>Kippschalter</text:p>
            <text:p>12V</text:p>
          </table:table-cell>
          <table:table-cell table:style-name="ce194" table:formula="of:=[.B6]" office:value-type="string" office:string-value="S Arbeitslicht&#10;Kippschalter&#10;12V" calcext:value-type="string">
            <text:p>S Arbeitslicht</text:p>
            <text:p>Kippschalter</text:p>
            <text:p>12V</text:p>
          </table:table-cell>
          <table:table-cell table:style-name="ce212" table:formula="of:=[.B6]" office:value-type="string" office:string-value="S Arbeitslicht&#10;Kippschalter&#10;12V" calcext:value-type="string">
            <text:p>S Arbeitslicht</text:p>
            <text:p>Kippschalter</text:p>
            <text:p>12V</text:p>
          </table:table-cell>
          <table:table-cell table:style-name="ce184"/>
          <table:table-cell table:style-name="ce237"/>
          <table:table-cell table:style-name="ce241"/>
          <table:table-cell table:style-name="ce237" table:number-columns-repeated="1012"/>
        </table:table-row>
        <table:table-row table:style-name="ro2">
          <table:table-cell table:style-name="ce184"/>
          <table:table-cell table:style-name="ce194" office:value-type="string" calcext:value-type="string">
            <text:p>S Arbeitslicht</text:p>
            <text:p>Kippschalter</text:p>
            <text:p>PB0</text:p>
          </table:table-cell>
          <table:table-cell table:style-name="ce212" table:formula="of:=[.B7]" office:value-type="string" office:string-value="S Arbeitslicht&#10;Kippschalter&#10;PB0" calcext:value-type="string">
            <text:p>S Arbeitslicht</text:p>
            <text:p>Kippschalter</text:p>
            <text:p>PB0</text:p>
          </table:table-cell>
          <table:table-cell table:style-name="ce194" table:formula="of:=[.B7]" office:value-type="string" office:string-value="S Arbeitslicht&#10;Kippschalter&#10;PB0" calcext:value-type="string">
            <text:p>S Arbeitslicht</text:p>
            <text:p>Kippschalter</text:p>
            <text:p>PB0</text:p>
          </table:table-cell>
          <table:table-cell table:style-name="ce212" table:formula="of:=[.B7]" office:value-type="string" office:string-value="S Arbeitslicht&#10;Kippschalter&#10;PB0" calcext:value-type="string">
            <text:p>S Arbeitslicht</text:p>
            <text:p>Kippschalter</text:p>
            <text:p>PB0</text:p>
          </table:table-cell>
          <table:table-cell table:style-name="ce194" table:formula="of:=[.B7]" office:value-type="string" office:string-value="S Arbeitslicht&#10;Kippschalter&#10;PB0" calcext:value-type="string">
            <text:p>S Arbeitslicht</text:p>
            <text:p>Kippschalter</text:p>
            <text:p>PB0</text:p>
          </table:table-cell>
          <table:table-cell table:style-name="ce212" table:formula="of:=[.B7]" office:value-type="string" office:string-value="S Arbeitslicht&#10;Kippschalter&#10;PB0" calcext:value-type="string">
            <text:p>S Arbeitslicht</text:p>
            <text:p>Kippschalter</text:p>
            <text:p>PB0</text:p>
          </table:table-cell>
          <table:table-cell table:style-name="ce194" table:formula="of:=[.B7]" office:value-type="string" office:string-value="S Arbeitslicht&#10;Kippschalter&#10;PB0" calcext:value-type="string">
            <text:p>S Arbeitslicht</text:p>
            <text:p>Kippschalter</text:p>
            <text:p>PB0</text:p>
          </table:table-cell>
          <table:table-cell table:style-name="ce212" table:formula="of:=[.B7]" office:value-type="string" office:string-value="S Arbeitslicht&#10;Kippschalter&#10;PB0" calcext:value-type="string">
            <text:p>S Arbeitslicht</text:p>
            <text:p>Kippschalter</text:p>
            <text:p>PB0</text:p>
          </table:table-cell>
          <table:table-cell table:style-name="ce184"/>
          <table:table-cell table:style-name="ce235"/>
          <table:table-cell table:style-name="ce241"/>
          <table:table-cell table:style-name="ce237" table:number-columns-repeated="1012"/>
        </table:table-row>
        <table:table-row table:style-name="ro2">
          <table:table-cell table:style-name="ce186"/>
          <table:table-cell table:style-name="ce196" office:value-type="string" calcext:value-type="string">
            <text:p>12V</text:p>
            <text:p>supply</text:p>
          </table:table-cell>
          <table:table-cell table:style-name="ce214" office:value-type="string" calcext:value-type="string">
            <text:p>12Vsupply</text:p>
          </table:table-cell>
          <table:table-cell table:style-name="ce196" office:value-type="string" calcext:value-type="string">
            <text:p>12Vsupply</text:p>
          </table:table-cell>
          <table:table-cell table:style-name="ce214" office:value-type="string" calcext:value-type="string">
            <text:p>12Vsupply</text:p>
          </table:table-cell>
          <table:table-cell table:style-name="ce196" office:value-type="string" calcext:value-type="string">
            <text:p>12Vsupply</text:p>
          </table:table-cell>
          <table:table-cell table:style-name="ce214" office:value-type="string" calcext:value-type="string">
            <text:p>12Vsupply</text:p>
          </table:table-cell>
          <table:table-cell table:style-name="ce196" office:value-type="string" calcext:value-type="string">
            <text:p>12Vsupply</text:p>
          </table:table-cell>
          <table:table-cell table:style-name="ce214" office:value-type="string" calcext:value-type="string">
            <text:p>12Vsupply</text:p>
          </table:table-cell>
          <table:table-cell table:style-name="ce186"/>
          <table:table-cell table:style-name="ce238"/>
          <table:table-cell table:style-name="ce243"/>
          <table:table-cell table:style-name="ce247" table:number-columns-repeated="1012"/>
        </table:table-row>
        <table:table-row table:style-name="ro2">
          <table:table-cell table:style-name="ce187"/>
          <table:table-cell table:style-name="ce199" office:value-type="string" calcext:value-type="string">
            <text:p>S Fernlicht</text:p>
            <text:p>Taster – GND</text:p>
          </table:table-cell>
          <table:table-cell table:style-name="ce215" table:formula="of:=[.B9]" office:value-type="string" office:string-value="S Fernlicht&#10;Taster – GND" calcext:value-type="string">
            <text:p>S Fernlicht</text:p>
            <text:p>Taster – GND</text:p>
          </table:table-cell>
          <table:table-cell table:style-name="ce199" table:formula="of:=[.B9]" office:value-type="string" office:string-value="S Fernlicht&#10;Taster – GND" calcext:value-type="string">
            <text:p>S Fernlicht</text:p>
            <text:p>Taster – GND</text:p>
          </table:table-cell>
          <table:table-cell table:style-name="ce215" table:formula="of:=[.B9]" office:value-type="string" office:string-value="S Fernlicht&#10;Taster – GND" calcext:value-type="string">
            <text:p>S Fernlicht</text:p>
            <text:p>Taster – GND</text:p>
          </table:table-cell>
          <table:table-cell table:style-name="ce199" table:formula="of:=[.B9]" office:value-type="string" office:string-value="S Fernlicht&#10;Taster – GND" calcext:value-type="string">
            <text:p>S Fernlicht</text:p>
            <text:p>Taster – GND</text:p>
          </table:table-cell>
          <table:table-cell table:style-name="ce215" table:formula="of:=[.B9]" office:value-type="string" office:string-value="S Fernlicht&#10;Taster – GND" calcext:value-type="string">
            <text:p>S Fernlicht</text:p>
            <text:p>Taster – GND</text:p>
          </table:table-cell>
          <table:table-cell table:style-name="ce199" table:formula="of:=[.B9]" office:value-type="string" office:string-value="S Fernlicht&#10;Taster – GND" calcext:value-type="string">
            <text:p>S Fernlicht</text:p>
            <text:p>Taster – GND</text:p>
          </table:table-cell>
          <table:table-cell table:style-name="ce215" table:formula="of:=[.B9]" office:value-type="string" office:string-value="S Fernlicht&#10;Taster – GND" calcext:value-type="string">
            <text:p>S Fernlicht</text:p>
            <text:p>Taster – GND</text:p>
          </table:table-cell>
          <table:table-cell table:style-name="ce187"/>
          <table:table-cell table:style-name="ce239"/>
          <table:table-cell table:style-name="ce244"/>
          <table:table-cell table:style-name="ce248" table:number-columns-repeated="1012"/>
        </table:table-row>
        <table:table-row table:style-name="ro2">
          <table:table-cell table:style-name="ce187"/>
          <table:table-cell table:style-name="ce201" office:value-type="string" calcext:value-type="string">
            <text:p>S Hupe</text:p>
            <text:p>Taster – GND</text:p>
          </table:table-cell>
          <table:table-cell table:style-name="ce215" table:formula="of:=[.B10]" office:value-type="string" office:string-value="S Hupe&#10;Taster – GND" calcext:value-type="string">
            <text:p>S Hupe</text:p>
            <text:p>Taster – GND</text:p>
          </table:table-cell>
          <table:table-cell table:style-name="ce199" table:formula="of:=[.B10]" office:value-type="string" office:string-value="S Hupe&#10;Taster – GND" calcext:value-type="string">
            <text:p>S Hupe</text:p>
            <text:p>Taster – GND</text:p>
          </table:table-cell>
          <table:table-cell table:style-name="ce215" table:formula="of:=[.B10]" office:value-type="string" office:string-value="S Hupe&#10;Taster – GND" calcext:value-type="string">
            <text:p>S Hupe</text:p>
            <text:p>Taster – GND</text:p>
          </table:table-cell>
          <table:table-cell table:style-name="ce199" table:formula="of:=[.B10]" office:value-type="string" office:string-value="S Hupe&#10;Taster – GND" calcext:value-type="string">
            <text:p>S Hupe</text:p>
            <text:p>Taster – GND</text:p>
          </table:table-cell>
          <table:table-cell table:style-name="ce215" table:formula="of:=[.B10]" office:value-type="string" office:string-value="S Hupe&#10;Taster – GND" calcext:value-type="string">
            <text:p>S Hupe</text:p>
            <text:p>Taster – GND</text:p>
          </table:table-cell>
          <table:table-cell table:style-name="ce199" table:formula="of:=[.B10]" office:value-type="string" office:string-value="S Hupe&#10;Taster – GND" calcext:value-type="string">
            <text:p>S Hupe</text:p>
            <text:p>Taster – GND</text:p>
          </table:table-cell>
          <table:table-cell table:style-name="ce215" table:formula="of:=[.B10]" office:value-type="string" office:string-value="S Hupe&#10;Taster – GND" calcext:value-type="string">
            <text:p>S Hupe</text:p>
            <text:p>Taster – GND</text:p>
          </table:table-cell>
          <table:table-cell table:style-name="ce187"/>
          <table:table-cell table:style-name="ce239"/>
          <table:table-cell table:style-name="ce244"/>
          <table:table-cell table:style-name="ce248" table:number-columns-repeated="1012"/>
        </table:table-row>
        <table:table-row table:style-name="ro2">
          <table:table-cell table:style-name="ce187"/>
          <table:table-cell table:style-name="ce199" office:value-type="string" calcext:value-type="string">
            <text:p>S Blinker links</text:p>
            <text:p>Kippschalter</text:p>
            <text:p>Wechsler GND</text:p>
          </table:table-cell>
          <table:table-cell table:style-name="ce215" table:formula="of:=[.B11]" office:value-type="string" office:string-value="S Blinker links&#10;Kippschalter&#10;Wechsler GND" calcext:value-type="string">
            <text:p>S Blinker links</text:p>
            <text:p>Kippschalter</text:p>
            <text:p>Wechsler GND</text:p>
          </table:table-cell>
          <table:table-cell table:style-name="ce199" table:formula="of:=[.B11]" office:value-type="string" office:string-value="S Blinker links&#10;Kippschalter&#10;Wechsler GND" calcext:value-type="string">
            <text:p>S Blinker links</text:p>
            <text:p>Kippschalter</text:p>
            <text:p>Wechsler GND</text:p>
          </table:table-cell>
          <table:table-cell table:style-name="ce215" table:formula="of:=[.B11]" office:value-type="string" office:string-value="S Blinker links&#10;Kippschalter&#10;Wechsler GND" calcext:value-type="string">
            <text:p>S Blinker links</text:p>
            <text:p>Kippschalter</text:p>
            <text:p>Wechsler GND</text:p>
          </table:table-cell>
          <table:table-cell table:style-name="ce199" table:formula="of:=[.B11]" office:value-type="string" office:string-value="S Blinker links&#10;Kippschalter&#10;Wechsler GND" calcext:value-type="string">
            <text:p>S Blinker links</text:p>
            <text:p>Kippschalter</text:p>
            <text:p>Wechsler GND</text:p>
          </table:table-cell>
          <table:table-cell table:style-name="ce215" table:formula="of:=[.B11]" office:value-type="string" office:string-value="S Blinker links&#10;Kippschalter&#10;Wechsler GND" calcext:value-type="string">
            <text:p>S Blinker links</text:p>
            <text:p>Kippschalter</text:p>
            <text:p>Wechsler GND</text:p>
          </table:table-cell>
          <table:table-cell table:style-name="ce199" table:formula="of:=[.B11]" office:value-type="string" office:string-value="S Blinker links&#10;Kippschalter&#10;Wechsler GND" calcext:value-type="string">
            <text:p>S Blinker links</text:p>
            <text:p>Kippschalter</text:p>
            <text:p>Wechsler GND</text:p>
          </table:table-cell>
          <table:table-cell table:style-name="ce215" table:formula="of:=[.B11]" office:value-type="string" office:string-value="S Blinker links&#10;Kippschalter&#10;Wechsler GND" calcext:value-type="string">
            <text:p>S Blinker links</text:p>
            <text:p>Kippschalter</text:p>
            <text:p>Wechsler GND</text:p>
          </table:table-cell>
          <table:table-cell table:style-name="ce187"/>
          <table:table-cell table:style-name="ce239"/>
          <table:table-cell table:style-name="ce244"/>
          <table:table-cell table:style-name="ce248" table:number-columns-repeated="1012"/>
        </table:table-row>
        <table:table-row table:style-name="ro2">
          <table:table-cell table:style-name="ce187"/>
          <table:table-cell table:style-name="ce199" office:value-type="string" calcext:value-type="string">
            <text:p>S Blinker rechts</text:p>
            <text:p>Kippschalter</text:p>
            <text:p>Wechsler GND</text:p>
          </table:table-cell>
          <table:table-cell table:style-name="ce215" table:formula="of:=[.B12]" office:value-type="string" office:string-value="S Blinker rechts&#10;Kippschalter&#10;Wechsler GND" calcext:value-type="string">
            <text:p>S Blinker rechts</text:p>
            <text:p>Kippschalter</text:p>
            <text:p>Wechsler GND</text:p>
          </table:table-cell>
          <table:table-cell table:style-name="ce199" table:formula="of:=[.B12]" office:value-type="string" office:string-value="S Blinker rechts&#10;Kippschalter&#10;Wechsler GND" calcext:value-type="string">
            <text:p>S Blinker rechts</text:p>
            <text:p>Kippschalter</text:p>
            <text:p>Wechsler GND</text:p>
          </table:table-cell>
          <table:table-cell table:style-name="ce215" table:formula="of:=[.B12]" office:value-type="string" office:string-value="S Blinker rechts&#10;Kippschalter&#10;Wechsler GND" calcext:value-type="string">
            <text:p>S Blinker rechts</text:p>
            <text:p>Kippschalter</text:p>
            <text:p>Wechsler GND</text:p>
          </table:table-cell>
          <table:table-cell table:style-name="ce199" table:formula="of:=[.B12]" office:value-type="string" office:string-value="S Blinker rechts&#10;Kippschalter&#10;Wechsler GND" calcext:value-type="string">
            <text:p>S Blinker rechts</text:p>
            <text:p>Kippschalter</text:p>
            <text:p>Wechsler GND</text:p>
          </table:table-cell>
          <table:table-cell table:style-name="ce215" table:formula="of:=[.B12]" office:value-type="string" office:string-value="S Blinker rechts&#10;Kippschalter&#10;Wechsler GND" calcext:value-type="string">
            <text:p>S Blinker rechts</text:p>
            <text:p>Kippschalter</text:p>
            <text:p>Wechsler GND</text:p>
          </table:table-cell>
          <table:table-cell table:style-name="ce199" table:formula="of:=[.B12]" office:value-type="string" office:string-value="S Blinker rechts&#10;Kippschalter&#10;Wechsler GND" calcext:value-type="string">
            <text:p>S Blinker rechts</text:p>
            <text:p>Kippschalter</text:p>
            <text:p>Wechsler GND</text:p>
          </table:table-cell>
          <table:table-cell table:style-name="ce215" table:formula="of:=[.B12]" office:value-type="string" office:string-value="S Blinker rechts&#10;Kippschalter&#10;Wechsler GND" calcext:value-type="string">
            <text:p>S Blinker rechts</text:p>
            <text:p>Kippschalter</text:p>
            <text:p>Wechsler GND</text:p>
          </table:table-cell>
          <table:table-cell table:style-name="ce187"/>
          <table:table-cell table:style-name="ce239"/>
          <table:table-cell table:style-name="ce244"/>
          <table:table-cell table:style-name="ce248" table:number-columns-repeated="1012"/>
        </table:table-row>
        <table:table-row table:style-name="ro2">
          <table:table-cell table:style-name="ce187"/>
          <table:table-cell table:style-name="ce201" office:value-type="string" calcext:value-type="string">
            <text:p>S Warnblinker</text:p>
            <text:p>Wippschalter</text:p>
            <text:p>GND</text:p>
          </table:table-cell>
          <table:table-cell table:style-name="ce215" table:formula="of:=[.B13]" office:value-type="string" office:string-value="S Warnblinker&#10;Wippschalter&#10;GND" calcext:value-type="string">
            <text:p>S Warnblinker</text:p>
            <text:p>Wippschalter</text:p>
            <text:p>GND</text:p>
          </table:table-cell>
          <table:table-cell table:style-name="ce199" table:formula="of:=[.B13]" office:value-type="string" office:string-value="S Warnblinker&#10;Wippschalter&#10;GND" calcext:value-type="string">
            <text:p>S Warnblinker</text:p>
            <text:p>Wippschalter</text:p>
            <text:p>GND</text:p>
          </table:table-cell>
          <table:table-cell table:style-name="ce215" table:formula="of:=[.B13]" office:value-type="string" office:string-value="S Warnblinker&#10;Wippschalter&#10;GND" calcext:value-type="string">
            <text:p>S Warnblinker</text:p>
            <text:p>Wippschalter</text:p>
            <text:p>GND</text:p>
          </table:table-cell>
          <table:table-cell table:style-name="ce199" table:formula="of:=[.B13]" office:value-type="string" office:string-value="S Warnblinker&#10;Wippschalter&#10;GND" calcext:value-type="string">
            <text:p>S Warnblinker</text:p>
            <text:p>Wippschalter</text:p>
            <text:p>GND</text:p>
          </table:table-cell>
          <table:table-cell table:style-name="ce215" table:formula="of:=[.B13]" office:value-type="string" office:string-value="S Warnblinker&#10;Wippschalter&#10;GND" calcext:value-type="string">
            <text:p>S Warnblinker</text:p>
            <text:p>Wippschalter</text:p>
            <text:p>GND</text:p>
          </table:table-cell>
          <table:table-cell table:style-name="ce199" table:formula="of:=[.B13]" office:value-type="string" office:string-value="S Warnblinker&#10;Wippschalter&#10;GND" calcext:value-type="string">
            <text:p>S Warnblinker</text:p>
            <text:p>Wippschalter</text:p>
            <text:p>GND</text:p>
          </table:table-cell>
          <table:table-cell table:style-name="ce215" table:formula="of:=[.B13]" office:value-type="string" office:string-value="S Warnblinker&#10;Wippschalter&#10;GND" calcext:value-type="string">
            <text:p>S Warnblinker</text:p>
            <text:p>Wippschalter</text:p>
            <text:p>GND</text:p>
          </table:table-cell>
          <table:table-cell table:style-name="ce187"/>
          <table:table-cell table:style-name="ce239"/>
          <table:table-cell table:style-name="ce244"/>
          <table:table-cell table:style-name="ce248" table:number-columns-repeated="1012"/>
        </table:table-row>
        <table:table-row table:style-name="ro2">
          <table:table-cell table:style-name="ce188"/>
          <table:table-cell table:style-name="ce204" office:value-type="string" calcext:value-type="string">
            <text:p>12V</text:p>
          </table:table-cell>
          <table:table-cell table:style-name="ce216" office:value-type="string" calcext:value-type="string">
            <text:p>12V</text:p>
          </table:table-cell>
          <table:table-cell table:style-name="ce204" office:value-type="string" calcext:value-type="string">
            <text:p>12V</text:p>
          </table:table-cell>
          <table:table-cell table:style-name="ce216" office:value-type="string" calcext:value-type="string">
            <text:p>12V</text:p>
          </table:table-cell>
          <table:table-cell table:style-name="ce204" office:value-type="string" calcext:value-type="string">
            <text:p>12V</text:p>
          </table:table-cell>
          <table:table-cell table:style-name="ce216" office:value-type="string" calcext:value-type="string">
            <text:p>12V</text:p>
          </table:table-cell>
          <table:table-cell table:style-name="ce204" office:value-type="string" calcext:value-type="string">
            <text:p>12V</text:p>
          </table:table-cell>
          <table:table-cell table:style-name="ce216" office:value-type="string" calcext:value-type="string">
            <text:p>12V</text:p>
          </table:table-cell>
          <table:table-cell table:style-name="ce188"/>
          <table:table-cell table:style-name="ce240"/>
          <table:table-cell table:style-name="ce245"/>
          <table:table-cell table:style-name="ce249" table:number-columns-repeated="1012"/>
        </table:table-row>
        <table:table-row table:style-name="ro2">
          <table:table-cell table:style-name="ce188"/>
          <table:table-cell table:style-name="ce204" office:value-type="string" calcext:value-type="string">
            <text:p>12V</text:p>
          </table:table-cell>
          <table:table-cell table:style-name="ce216" office:value-type="string" calcext:value-type="string">
            <text:p>12V</text:p>
          </table:table-cell>
          <table:table-cell table:style-name="ce204" office:value-type="string" calcext:value-type="string">
            <text:p>12V</text:p>
          </table:table-cell>
          <table:table-cell table:style-name="ce216" office:value-type="string" calcext:value-type="string">
            <text:p>12V</text:p>
          </table:table-cell>
          <table:table-cell table:style-name="ce204" office:value-type="string" calcext:value-type="string">
            <text:p>12V</text:p>
          </table:table-cell>
          <table:table-cell table:style-name="ce216" office:value-type="string" calcext:value-type="string">
            <text:p>12V</text:p>
          </table:table-cell>
          <table:table-cell table:style-name="ce204" office:value-type="string" calcext:value-type="string">
            <text:p>12V</text:p>
          </table:table-cell>
          <table:table-cell table:style-name="ce216" office:value-type="string" calcext:value-type="string">
            <text:p>12V</text:p>
          </table:table-cell>
          <table:table-cell table:style-name="ce188"/>
          <table:table-cell table:style-name="ce240"/>
          <table:table-cell table:style-name="ce245"/>
          <table:table-cell table:style-name="ce249" table:number-columns-repeated="1012"/>
        </table:table-row>
        <table:table-row table:style-name="ro2">
          <table:table-cell table:style-name="ce184"/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184"/>
          <table:table-cell table:style-name="ce235"/>
          <table:table-cell table:style-name="ce241"/>
          <table:table-cell table:style-name="ce237" table:number-columns-repeated="1012"/>
        </table:table-row>
        <table:table-row table:style-name="ro2">
          <table:table-cell table:style-name="ce184"/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184"/>
          <table:table-cell table:style-name="ce235"/>
          <table:table-cell table:style-name="ce241"/>
          <table:table-cell table:style-name="ce237" table:number-columns-repeated="1012"/>
        </table:table-row>
        <table:table-row table:style-name="ro3">
          <table:table-cell table:style-name="ce183"/>
          <table:table-cell table:style-name="ce206"/>
          <table:table-cell table:style-name="ce218"/>
          <table:table-cell table:style-name="ce206"/>
          <table:table-cell table:style-name="ce218"/>
          <table:table-cell table:style-name="ce206"/>
          <table:table-cell table:style-name="ce218"/>
          <table:table-cell table:style-name="ce206"/>
          <table:table-cell table:style-name="ce218"/>
          <table:table-cell table:style-name="ce183"/>
          <table:table-cell table:style-name="ce189"/>
          <table:table-cell table:style-name="ce167"/>
          <table:table-cell table:number-columns-repeated="1012"/>
        </table:table-row>
        <table:table-row table:style-name="ro4">
          <table:table-cell table:style-name="ce189"/>
          <table:table-cell table:style-name="ce207"/>
          <table:table-cell table:style-name="ce219"/>
          <table:table-cell table:style-name="ce207"/>
          <table:table-cell table:style-name="ce219"/>
          <table:table-cell table:style-name="ce207"/>
          <table:table-cell table:style-name="ce219"/>
          <table:table-cell table:style-name="ce207"/>
          <table:table-cell table:style-name="ce219"/>
          <table:table-cell table:style-name="ce189" table:number-columns-repeated="2"/>
          <table:table-cell table:style-name="ce167"/>
          <table:table-cell table:number-columns-repeated="1012"/>
        </table:table-row>
        <table:table-row table:style-name="ro4" table:number-rows-repeated="9">
          <table:table-cell table:style-name="ce167"/>
          <table:table-cell table:style-name="ce208"/>
          <table:table-cell table:style-name="ce230"/>
          <table:table-cell table:style-name="ce208"/>
          <table:table-cell table:style-name="ce230"/>
          <table:table-cell table:style-name="ce208"/>
          <table:table-cell table:style-name="ce230"/>
          <table:table-cell table:style-name="ce208"/>
          <table:table-cell table:style-name="ce230"/>
          <table:table-cell table:style-name="ce167" table:number-columns-repeated="3"/>
          <table:table-cell table:number-columns-repeated="1012"/>
        </table:table-row>
        <table:table-row table:style-name="ro4" table:number-rows-repeated="36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/>
          <table:table-cell table:style-name="ce210"/>
          <table:table-cell table:style-name="ce233"/>
          <table:table-cell table:style-name="ce210"/>
          <table:table-cell table:style-name="ce233"/>
          <table:table-cell table:style-name="ce210"/>
          <table:table-cell table:style-name="ce233"/>
          <table:table-cell table:style-name="ce210"/>
          <table:table-cell table:style-name="ce233"/>
          <table:table-cell table:number-columns-repeated="1015"/>
        </table:table-row>
      </table:table>
      <table:table table:name="Outputs, devices" table:style-name="ta1" table:print-ranges="'Outputs, devices'.A1:'Outputs, devices'.J18">
        <table:table-column table:style-name="co1" table:default-cell-style-name="Default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83"/>
          <table:table-cell table:style-name="ce190"/>
          <table:table-cell table:style-name="ce211"/>
          <table:table-cell table:style-name="ce234" office:value-type="string" calcext:value-type="string" table:number-columns-spanned="4" table:number-rows-spanned="1">
            <text:p>IHC Wire labels – Outputs, devices</text:p>
          </table:table-cell>
          <table:covered-table-cell table:style-name="ce211"/>
          <table:covered-table-cell table:style-name="ce190"/>
          <table:covered-table-cell table:style-name="ce211"/>
          <table:table-cell table:style-name="ce190"/>
          <table:table-cell table:style-name="ce211"/>
          <table:table-cell table:style-name="ce183"/>
          <table:table-cell table:style-name="ce189"/>
          <table:table-cell table:style-name="ce167"/>
          <table:table-cell table:number-columns-repeated="1012"/>
        </table:table-row>
        <table:table-row table:style-name="ro2">
          <table:table-cell table:style-name="ce67"/>
          <table:table-cell table:style-name="ce73" office:value-type="string" calcext:value-type="string">
            <text:p>2x Scheinwerfer</text:p>
            <text:p>Abblendlicht</text:p>
            <text:p>F8</text:p>
          </table:table-cell>
          <table:table-cell table:style-name="ce81" table:formula="of:=[.B2]" office:value-type="string" office:string-value="2x Scheinwerfer&#10;Abblendlicht&#10;F8" calcext:value-type="string">
            <text:p>2x Scheinwerfer</text:p>
            <text:p>Abblendlicht</text:p>
            <text:p>F8</text:p>
          </table:table-cell>
          <table:table-cell table:style-name="ce73" table:formula="of:=[.B2]" office:value-type="string" office:string-value="2x Scheinwerfer&#10;Abblendlicht&#10;F8" calcext:value-type="string">
            <text:p>2x Scheinwerfer</text:p>
            <text:p>Abblendlicht</text:p>
            <text:p>F8</text:p>
          </table:table-cell>
          <table:table-cell table:style-name="ce81" table:formula="of:=[.B2]" office:value-type="string" office:string-value="2x Scheinwerfer&#10;Abblendlicht&#10;F8" calcext:value-type="string">
            <text:p>2x Scheinwerfer</text:p>
            <text:p>Abblendlicht</text:p>
            <text:p>F8</text:p>
          </table:table-cell>
          <table:table-cell table:style-name="ce73" table:formula="of:=[.B2]" office:value-type="string" office:string-value="2x Scheinwerfer&#10;Abblendlicht&#10;F8" calcext:value-type="string">
            <text:p>2x Scheinwerfer</text:p>
            <text:p>Abblendlicht</text:p>
            <text:p>F8</text:p>
          </table:table-cell>
          <table:table-cell table:style-name="ce81" table:formula="of:=[.B2]" office:value-type="string" office:string-value="2x Scheinwerfer&#10;Abblendlicht&#10;F8" calcext:value-type="string">
            <text:p>2x Scheinwerfer</text:p>
            <text:p>Abblendlicht</text:p>
            <text:p>F8</text:p>
          </table:table-cell>
          <table:table-cell table:style-name="ce73" table:formula="of:=[.B2]" office:value-type="string" office:string-value="2x Scheinwerfer&#10;Abblendlicht&#10;F8" calcext:value-type="string">
            <text:p>2x Scheinwerfer</text:p>
            <text:p>Abblendlicht</text:p>
            <text:p>F8</text:p>
          </table:table-cell>
          <table:table-cell table:style-name="ce81" table:formula="of:=[.B2]" office:value-type="string" office:string-value="2x Scheinwerfer&#10;Abblendlicht&#10;F8" calcext:value-type="string">
            <text:p>2x Scheinwerfer</text:p>
            <text:p>Abblendlicht</text:p>
            <text:p>F8</text:p>
          </table:table-cell>
          <table:table-cell table:style-name="ce67"/>
          <table:table-cell table:style-name="ce89"/>
          <table:table-cell table:style-name="ce96"/>
          <table:table-cell table:style-name="ce102" table:number-columns-repeated="1012"/>
        </table:table-row>
        <table:table-row table:style-name="ro2">
          <table:table-cell table:style-name="ce67"/>
          <table:table-cell table:style-name="ce73" office:value-type="string" calcext:value-type="string">
            <text:p><text:span text:style-name="T3">2x Scheinwerfer</text:span></text:p>
            <text:p><text:span text:style-name="T3">Fernlicht</text:span></text:p>
            <text:p><text:span text:style-name="T3">F7</text:span></text:p>
          </table:table-cell>
          <table:table-cell table:style-name="ce81" table:formula="of:=[.B3]" office:value-type="string" office:string-value="2x Scheinwerfer&#10;Fernlicht&#10;F7" calcext:value-type="string">
            <text:p>2x Scheinwerfer</text:p>
            <text:p>Fernlicht</text:p>
            <text:p>F7</text:p>
          </table:table-cell>
          <table:table-cell table:style-name="ce73" table:formula="of:=[.B3]" office:value-type="string" office:string-value="2x Scheinwerfer&#10;Fernlicht&#10;F7" calcext:value-type="string">
            <text:p>2x Scheinwerfer</text:p>
            <text:p>Fernlicht</text:p>
            <text:p>F7</text:p>
          </table:table-cell>
          <table:table-cell table:style-name="ce81" table:formula="of:=[.B3]" office:value-type="string" office:string-value="2x Scheinwerfer&#10;Fernlicht&#10;F7" calcext:value-type="string">
            <text:p>2x Scheinwerfer</text:p>
            <text:p>Fernlicht</text:p>
            <text:p>F7</text:p>
          </table:table-cell>
          <table:table-cell table:style-name="ce73" table:formula="of:=[.B3]" office:value-type="string" office:string-value="2x Scheinwerfer&#10;Fernlicht&#10;F7" calcext:value-type="string">
            <text:p>2x Scheinwerfer</text:p>
            <text:p>Fernlicht</text:p>
            <text:p>F7</text:p>
          </table:table-cell>
          <table:table-cell table:style-name="ce81" table:formula="of:=[.B3]" office:value-type="string" office:string-value="2x Scheinwerfer&#10;Fernlicht&#10;F7" calcext:value-type="string">
            <text:p>2x Scheinwerfer</text:p>
            <text:p>Fernlicht</text:p>
            <text:p>F7</text:p>
          </table:table-cell>
          <table:table-cell table:style-name="ce73" table:formula="of:=[.B3]" office:value-type="string" office:string-value="2x Scheinwerfer&#10;Fernlicht&#10;F7" calcext:value-type="string">
            <text:p>2x Scheinwerfer</text:p>
            <text:p>Fernlicht</text:p>
            <text:p>F7</text:p>
          </table:table-cell>
          <table:table-cell table:style-name="ce81" table:formula="of:=[.B3]" office:value-type="string" office:string-value="2x Scheinwerfer&#10;Fernlicht&#10;F7" calcext:value-type="string">
            <text:p>2x Scheinwerfer</text:p>
            <text:p>Fernlicht</text:p>
            <text:p>F7</text:p>
          </table:table-cell>
          <table:table-cell table:style-name="ce67"/>
          <table:table-cell table:style-name="ce89"/>
          <table:table-cell table:style-name="ce96"/>
          <table:table-cell table:style-name="ce102" table:number-columns-repeated="1012"/>
        </table:table-row>
        <table:table-row table:style-name="ro2">
          <table:table-cell table:style-name="ce68"/>
          <table:table-cell table:style-name="ce74" office:value-type="string" calcext:value-type="string">
            <text:p>LICHT LINKS</text:p>
            <text:p>Begrenzungs,</text:p>
            <text:p>Schlussleucht,</text:p>
            <text:p>Steckd. – F10</text:p>
          </table:table-cell>
          <table:table-cell table:style-name="ce82" table:formula="of:=[.B4]" office:value-type="string" office:string-value="LICHT LINKS&#10;Begrenzungs,&#10;Schlussleucht,&#10;Steckd. – F10" calcext:value-type="string">
            <text:p>LICHT LINKS</text:p>
            <text:p>Begrenzungs,</text:p>
            <text:p>Schlussleucht,</text:p>
            <text:p>Steckd. – F10</text:p>
          </table:table-cell>
          <table:table-cell table:style-name="ce74" table:formula="of:=[.B4]" office:value-type="string" office:string-value="LICHT LINKS&#10;Begrenzungs,&#10;Schlussleucht,&#10;Steckd. – F10" calcext:value-type="string">
            <text:p>LICHT LINKS</text:p>
            <text:p>Begrenzungs,</text:p>
            <text:p>Schlussleucht,</text:p>
            <text:p>Steckd. – F10</text:p>
          </table:table-cell>
          <table:table-cell table:style-name="ce82" table:formula="of:=[.B4]" office:value-type="string" office:string-value="LICHT LINKS&#10;Begrenzungs,&#10;Schlussleucht,&#10;Steckd. – F10" calcext:value-type="string">
            <text:p>LICHT LINKS</text:p>
            <text:p>Begrenzungs,</text:p>
            <text:p>Schlussleucht,</text:p>
            <text:p>Steckd. – F10</text:p>
          </table:table-cell>
          <table:table-cell table:style-name="ce74" table:formula="of:=[.B4]" office:value-type="string" office:string-value="LICHT LINKS&#10;Begrenzungs,&#10;Schlussleucht,&#10;Steckd. – F10" calcext:value-type="string">
            <text:p>LICHT LINKS</text:p>
            <text:p>Begrenzungs,</text:p>
            <text:p>Schlussleucht,</text:p>
            <text:p>Steckd. – F10</text:p>
          </table:table-cell>
          <table:table-cell table:style-name="ce82" table:formula="of:=[.B4]" office:value-type="string" office:string-value="LICHT LINKS&#10;Begrenzungs,&#10;Schlussleucht,&#10;Steckd. – F10" calcext:value-type="string">
            <text:p>LICHT LINKS</text:p>
            <text:p>Begrenzungs,</text:p>
            <text:p>Schlussleucht,</text:p>
            <text:p>Steckd. – F10</text:p>
          </table:table-cell>
          <table:table-cell table:style-name="ce74" table:formula="of:=[.B4]" office:value-type="string" office:string-value="LICHT LINKS&#10;Begrenzungs,&#10;Schlussleucht,&#10;Steckd. – F10" calcext:value-type="string">
            <text:p>LICHT LINKS</text:p>
            <text:p>Begrenzungs,</text:p>
            <text:p>Schlussleucht,</text:p>
            <text:p>Steckd. – F10</text:p>
          </table:table-cell>
          <table:table-cell table:style-name="ce82" table:formula="of:=[.B4]" office:value-type="string" office:string-value="LICHT LINKS&#10;Begrenzungs,&#10;Schlussleucht,&#10;Steckd. – F10" calcext:value-type="string">
            <text:p>LICHT LINKS</text:p>
            <text:p>Begrenzungs,</text:p>
            <text:p>Schlussleucht,</text:p>
            <text:p>Steckd. – F10</text:p>
          </table:table-cell>
          <table:table-cell table:style-name="ce68"/>
          <table:table-cell table:style-name="ce90"/>
          <table:table-cell table:style-name="ce97"/>
          <table:table-cell table:style-name="ce103" table:number-columns-repeated="1012"/>
        </table:table-row>
        <table:table-row table:style-name="ro2">
          <table:table-cell table:style-name="ce68"/>
          <table:table-cell table:style-name="ce74" office:value-type="string" calcext:value-type="string">
            <text:p>LICHT RECHTS</text:p>
            <text:p>Begrenzungs,</text:p>
            <text:p>Schlussleucht,</text:p>
            <text:p>Steckd. - F10</text:p>
          </table:table-cell>
          <table:table-cell table:style-name="ce82" table:formula="of:=[.B5]" office:value-type="string" office:string-value="LICHT RECHTS&#10;Begrenzungs,&#10;Schlussleucht,&#10;Steckd. - F10" calcext:value-type="string">
            <text:p>LICHT RECHTS</text:p>
            <text:p>Begrenzungs,</text:p>
            <text:p>Schlussleucht,</text:p>
            <text:p>Steckd. - F10</text:p>
          </table:table-cell>
          <table:table-cell table:style-name="ce74" table:formula="of:=[.B5]" office:value-type="string" office:string-value="LICHT RECHTS&#10;Begrenzungs,&#10;Schlussleucht,&#10;Steckd. - F10" calcext:value-type="string">
            <text:p>LICHT RECHTS</text:p>
            <text:p>Begrenzungs,</text:p>
            <text:p>Schlussleucht,</text:p>
            <text:p>Steckd. - F10</text:p>
          </table:table-cell>
          <table:table-cell table:style-name="ce82" table:formula="of:=[.B5]" office:value-type="string" office:string-value="LICHT RECHTS&#10;Begrenzungs,&#10;Schlussleucht,&#10;Steckd. - F10" calcext:value-type="string">
            <text:p>LICHT RECHTS</text:p>
            <text:p>Begrenzungs,</text:p>
            <text:p>Schlussleucht,</text:p>
            <text:p>Steckd. - F10</text:p>
          </table:table-cell>
          <table:table-cell table:style-name="ce74" table:formula="of:=[.B5]" office:value-type="string" office:string-value="LICHT RECHTS&#10;Begrenzungs,&#10;Schlussleucht,&#10;Steckd. - F10" calcext:value-type="string">
            <text:p>LICHT RECHTS</text:p>
            <text:p>Begrenzungs,</text:p>
            <text:p>Schlussleucht,</text:p>
            <text:p>Steckd. - F10</text:p>
          </table:table-cell>
          <table:table-cell table:style-name="ce82" table:formula="of:=[.B5]" office:value-type="string" office:string-value="LICHT RECHTS&#10;Begrenzungs,&#10;Schlussleucht,&#10;Steckd. - F10" calcext:value-type="string">
            <text:p>LICHT RECHTS</text:p>
            <text:p>Begrenzungs,</text:p>
            <text:p>Schlussleucht,</text:p>
            <text:p>Steckd. - F10</text:p>
          </table:table-cell>
          <table:table-cell table:style-name="ce74" table:formula="of:=[.B5]" office:value-type="string" office:string-value="LICHT RECHTS&#10;Begrenzungs,&#10;Schlussleucht,&#10;Steckd. - F10" calcext:value-type="string">
            <text:p>LICHT RECHTS</text:p>
            <text:p>Begrenzungs,</text:p>
            <text:p>Schlussleucht,</text:p>
            <text:p>Steckd. - F10</text:p>
          </table:table-cell>
          <table:table-cell table:style-name="ce82" table:formula="of:=[.B5]" office:value-type="string" office:string-value="LICHT RECHTS&#10;Begrenzungs,&#10;Schlussleucht,&#10;Steckd. - F10" calcext:value-type="string">
            <text:p>LICHT RECHTS</text:p>
            <text:p>Begrenzungs,</text:p>
            <text:p>Schlussleucht,</text:p>
            <text:p>Steckd. - F10</text:p>
          </table:table-cell>
          <table:table-cell table:style-name="ce68"/>
          <table:table-cell table:style-name="ce90"/>
          <table:table-cell table:style-name="ce97"/>
          <table:table-cell table:style-name="ce103" table:number-columns-repeated="1012"/>
        </table:table-row>
        <table:table-row table:style-name="ro2">
          <table:table-cell table:style-name="ce186"/>
          <table:table-cell table:style-name="ce75" office:value-type="string" calcext:value-type="string">
            <text:p>Blinker</text:p>
            <text:p>vorne links</text:p>
            <text:p>F3</text:p>
          </table:table-cell>
          <table:table-cell table:style-name="ce83" table:formula="of:=[.B6]" office:value-type="string" office:string-value="Blinker&#10;vorne links&#10;F3" calcext:value-type="string">
            <text:p>Blinker</text:p>
            <text:p>vorne links</text:p>
            <text:p>F3</text:p>
          </table:table-cell>
          <table:table-cell table:style-name="ce75" table:formula="of:=[.B6]" office:value-type="string" office:string-value="Blinker&#10;vorne links&#10;F3" calcext:value-type="string">
            <text:p>Blinker</text:p>
            <text:p>vorne links</text:p>
            <text:p>F3</text:p>
          </table:table-cell>
          <table:table-cell table:style-name="ce83" table:formula="of:=[.B6]" office:value-type="string" office:string-value="Blinker&#10;vorne links&#10;F3" calcext:value-type="string">
            <text:p>Blinker</text:p>
            <text:p>vorne links</text:p>
            <text:p>F3</text:p>
          </table:table-cell>
          <table:table-cell table:style-name="ce75" table:formula="of:=[.B6]" office:value-type="string" office:string-value="Blinker&#10;vorne links&#10;F3" calcext:value-type="string">
            <text:p>Blinker</text:p>
            <text:p>vorne links</text:p>
            <text:p>F3</text:p>
          </table:table-cell>
          <table:table-cell table:style-name="ce83" table:formula="of:=[.B6]" office:value-type="string" office:string-value="Blinker&#10;vorne links&#10;F3" calcext:value-type="string">
            <text:p>Blinker</text:p>
            <text:p>vorne links</text:p>
            <text:p>F3</text:p>
          </table:table-cell>
          <table:table-cell table:style-name="ce75" table:formula="of:=[.B6]" office:value-type="string" office:string-value="Blinker&#10;vorne links&#10;F3" calcext:value-type="string">
            <text:p>Blinker</text:p>
            <text:p>vorne links</text:p>
            <text:p>F3</text:p>
          </table:table-cell>
          <table:table-cell table:style-name="ce83" table:formula="of:=[.B6]" office:value-type="string" office:string-value="Blinker&#10;vorne links&#10;F3" calcext:value-type="string">
            <text:p>Blinker</text:p>
            <text:p>vorne links</text:p>
            <text:p>F3</text:p>
          </table:table-cell>
          <table:table-cell table:style-name="ce186"/>
          <table:table-cell table:style-name="ce91"/>
          <table:table-cell table:style-name="ce243"/>
          <table:table-cell table:style-name="ce247" table:number-columns-repeated="1012"/>
        </table:table-row>
        <table:table-row table:style-name="ro2">
          <table:table-cell table:style-name="ce186"/>
          <table:table-cell table:style-name="ce75" office:value-type="string" calcext:value-type="string">
            <text:p>Blinker</text:p>
            <text:p>vorne rechts</text:p>
            <text:p>F4</text:p>
          </table:table-cell>
          <table:table-cell table:style-name="ce83" table:formula="of:=[.B7]" office:value-type="string" office:string-value="Blinker&#10;vorne rechts&#10;F4" calcext:value-type="string">
            <text:p>Blinker</text:p>
            <text:p>vorne rechts</text:p>
            <text:p>F4</text:p>
          </table:table-cell>
          <table:table-cell table:style-name="ce75" table:formula="of:=[.B7]" office:value-type="string" office:string-value="Blinker&#10;vorne rechts&#10;F4" calcext:value-type="string">
            <text:p>Blinker</text:p>
            <text:p>vorne rechts</text:p>
            <text:p>F4</text:p>
          </table:table-cell>
          <table:table-cell table:style-name="ce83" table:formula="of:=[.B7]" office:value-type="string" office:string-value="Blinker&#10;vorne rechts&#10;F4" calcext:value-type="string">
            <text:p>Blinker</text:p>
            <text:p>vorne rechts</text:p>
            <text:p>F4</text:p>
          </table:table-cell>
          <table:table-cell table:style-name="ce75" table:formula="of:=[.B7]" office:value-type="string" office:string-value="Blinker&#10;vorne rechts&#10;F4" calcext:value-type="string">
            <text:p>Blinker</text:p>
            <text:p>vorne rechts</text:p>
            <text:p>F4</text:p>
          </table:table-cell>
          <table:table-cell table:style-name="ce83" table:formula="of:=[.B7]" office:value-type="string" office:string-value="Blinker&#10;vorne rechts&#10;F4" calcext:value-type="string">
            <text:p>Blinker</text:p>
            <text:p>vorne rechts</text:p>
            <text:p>F4</text:p>
          </table:table-cell>
          <table:table-cell table:style-name="ce75" table:formula="of:=[.B7]" office:value-type="string" office:string-value="Blinker&#10;vorne rechts&#10;F4" calcext:value-type="string">
            <text:p>Blinker</text:p>
            <text:p>vorne rechts</text:p>
            <text:p>F4</text:p>
          </table:table-cell>
          <table:table-cell table:style-name="ce83" table:formula="of:=[.B7]" office:value-type="string" office:string-value="Blinker&#10;vorne rechts&#10;F4" calcext:value-type="string">
            <text:p>Blinker</text:p>
            <text:p>vorne rechts</text:p>
            <text:p>F4</text:p>
          </table:table-cell>
          <table:table-cell table:style-name="ce186"/>
          <table:table-cell table:style-name="ce238"/>
          <table:table-cell table:style-name="ce243"/>
          <table:table-cell table:style-name="ce247" table:number-columns-repeated="1012"/>
        </table:table-row>
        <table:table-row table:style-name="ro2">
          <table:table-cell table:style-name="ce186"/>
          <table:table-cell table:style-name="ce75" office:value-type="string" calcext:value-type="string">
            <text:p>Blinker</text:p>
            <text:p>hinten links</text:p>
            <text:p>Schlussl, Steckd. – F1</text:p>
          </table:table-cell>
          <table:table-cell table:style-name="ce83" table:formula="of:=[.B8]" office:value-type="string" office:string-value="Blinker&#10;hinten links&#10;Schlussl, Steckd. – F1" calcext:value-type="string">
            <text:p>Blinker</text:p>
            <text:p>hinten links</text:p>
            <text:p>Schlussl, Steckd. – F1</text:p>
          </table:table-cell>
          <table:table-cell table:style-name="ce75" table:formula="of:=[.B8]" office:value-type="string" office:string-value="Blinker&#10;hinten links&#10;Schlussl, Steckd. – F1" calcext:value-type="string">
            <text:p>Blinker</text:p>
            <text:p>hinten links</text:p>
            <text:p>Schlussl, Steckd. – F1</text:p>
          </table:table-cell>
          <table:table-cell table:style-name="ce83" table:formula="of:=[.B8]" office:value-type="string" office:string-value="Blinker&#10;hinten links&#10;Schlussl, Steckd. – F1" calcext:value-type="string">
            <text:p>Blinker</text:p>
            <text:p>hinten links</text:p>
            <text:p>Schlussl, Steckd. – F1</text:p>
          </table:table-cell>
          <table:table-cell table:style-name="ce75" table:formula="of:=[.B8]" office:value-type="string" office:string-value="Blinker&#10;hinten links&#10;Schlussl, Steckd. – F1" calcext:value-type="string">
            <text:p>Blinker</text:p>
            <text:p>hinten links</text:p>
            <text:p>Schlussl, Steckd. – F1</text:p>
          </table:table-cell>
          <table:table-cell table:style-name="ce83" table:formula="of:=[.B8]" office:value-type="string" office:string-value="Blinker&#10;hinten links&#10;Schlussl, Steckd. – F1" calcext:value-type="string">
            <text:p>Blinker</text:p>
            <text:p>hinten links</text:p>
            <text:p>Schlussl, Steckd. – F1</text:p>
          </table:table-cell>
          <table:table-cell table:style-name="ce75" table:formula="of:=[.B8]" office:value-type="string" office:string-value="Blinker&#10;hinten links&#10;Schlussl, Steckd. – F1" calcext:value-type="string">
            <text:p>Blinker</text:p>
            <text:p>hinten links</text:p>
            <text:p>Schlussl, Steckd. – F1</text:p>
          </table:table-cell>
          <table:table-cell table:style-name="ce83" table:formula="of:=[.B8]" office:value-type="string" office:string-value="Blinker&#10;hinten links&#10;Schlussl, Steckd. – F1" calcext:value-type="string">
            <text:p>Blinker</text:p>
            <text:p>hinten links</text:p>
            <text:p>Schlussl, Steckd. – F1</text:p>
          </table:table-cell>
          <table:table-cell table:style-name="ce186"/>
          <table:table-cell table:style-name="ce238"/>
          <table:table-cell table:style-name="ce243"/>
          <table:table-cell table:style-name="ce247" table:number-columns-repeated="1012"/>
        </table:table-row>
        <table:table-row table:style-name="ro2">
          <table:table-cell table:style-name="ce186"/>
          <table:table-cell table:style-name="ce75" office:value-type="string" calcext:value-type="string">
            <text:p>Blinker</text:p>
            <text:p>hinten rechts</text:p>
            <text:p>Schlussl, Steckd. – F2</text:p>
          </table:table-cell>
          <table:table-cell table:style-name="ce83" table:formula="of:=[.B9]" office:value-type="string" office:string-value="Blinker&#10;hinten rechts&#10;Schlussl, Steckd. – F2" calcext:value-type="string">
            <text:p>Blinker</text:p>
            <text:p>hinten rechts</text:p>
            <text:p>Schlussl, Steckd. – F2</text:p>
          </table:table-cell>
          <table:table-cell table:style-name="ce75" table:formula="of:=[.B9]" office:value-type="string" office:string-value="Blinker&#10;hinten rechts&#10;Schlussl, Steckd. – F2" calcext:value-type="string">
            <text:p>Blinker</text:p>
            <text:p>hinten rechts</text:p>
            <text:p>Schlussl, Steckd. – F2</text:p>
          </table:table-cell>
          <table:table-cell table:style-name="ce83" table:formula="of:=[.B9]" office:value-type="string" office:string-value="Blinker&#10;hinten rechts&#10;Schlussl, Steckd. – F2" calcext:value-type="string">
            <text:p>Blinker</text:p>
            <text:p>hinten rechts</text:p>
            <text:p>Schlussl, Steckd. – F2</text:p>
          </table:table-cell>
          <table:table-cell table:style-name="ce75" table:formula="of:=[.B9]" office:value-type="string" office:string-value="Blinker&#10;hinten rechts&#10;Schlussl, Steckd. – F2" calcext:value-type="string">
            <text:p>Blinker</text:p>
            <text:p>hinten rechts</text:p>
            <text:p>Schlussl, Steckd. – F2</text:p>
          </table:table-cell>
          <table:table-cell table:style-name="ce83" table:formula="of:=[.B9]" office:value-type="string" office:string-value="Blinker&#10;hinten rechts&#10;Schlussl, Steckd. – F2" calcext:value-type="string">
            <text:p>Blinker</text:p>
            <text:p>hinten rechts</text:p>
            <text:p>Schlussl, Steckd. – F2</text:p>
          </table:table-cell>
          <table:table-cell table:style-name="ce75" table:formula="of:=[.B9]" office:value-type="string" office:string-value="Blinker&#10;hinten rechts&#10;Schlussl, Steckd. – F2" calcext:value-type="string">
            <text:p>Blinker</text:p>
            <text:p>hinten rechts</text:p>
            <text:p>Schlussl, Steckd. – F2</text:p>
          </table:table-cell>
          <table:table-cell table:style-name="ce83" table:formula="of:=[.B9]" office:value-type="string" office:string-value="Blinker&#10;hinten rechts&#10;Schlussl, Steckd. – F2" calcext:value-type="string">
            <text:p>Blinker</text:p>
            <text:p>hinten rechts</text:p>
            <text:p>Schlussl, Steckd. – F2</text:p>
          </table:table-cell>
          <table:table-cell table:style-name="ce186"/>
          <table:table-cell table:style-name="ce238"/>
          <table:table-cell table:style-name="ce243"/>
          <table:table-cell table:style-name="ce247" table:number-columns-repeated="1012"/>
        </table:table-row>
        <table:table-row table:style-name="ro2">
          <table:table-cell table:style-name="ce69"/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205" office:value-type="string" calcext:value-type="string">
            <text:p>GND</text:p>
          </table:table-cell>
          <table:table-cell table:style-name="ce217" office:value-type="string" calcext:value-type="string">
            <text:p>GND</text:p>
          </table:table-cell>
          <table:table-cell table:style-name="ce69"/>
          <table:table-cell table:style-name="ce92"/>
          <table:table-cell table:style-name="ce98"/>
          <table:table-cell table:style-name="ce104" table:number-columns-repeated="1012"/>
        </table:table-row>
        <table:table-row table:style-name="ro2">
          <table:table-cell table:style-name="ce69"/>
          <table:table-cell table:style-name="ce76" office:value-type="string" calcext:value-type="string">
            <text:p>Spannungs</text:p>
            <text:p>regler</text:p>
            <text:p>Lichtmaschine</text:p>
          </table:table-cell>
          <table:table-cell table:style-name="ce84" table:formula="of:=[.B11]" office:value-type="string" office:string-value="Spannungs&#10;regler&#10;Lichtmaschine" calcext:value-type="string">
            <text:p>Spannungs</text:p>
            <text:p>regler</text:p>
            <text:p>Lichtmaschine</text:p>
          </table:table-cell>
          <table:table-cell table:style-name="ce76" table:formula="of:=[.B11]" office:value-type="string" office:string-value="Spannungs&#10;regler&#10;Lichtmaschine" calcext:value-type="string">
            <text:p>Spannungs</text:p>
            <text:p>regler</text:p>
            <text:p>Lichtmaschine</text:p>
          </table:table-cell>
          <table:table-cell table:style-name="ce84" table:formula="of:=[.B11]" office:value-type="string" office:string-value="Spannungs&#10;regler&#10;Lichtmaschine" calcext:value-type="string">
            <text:p>Spannungs</text:p>
            <text:p>regler</text:p>
            <text:p>Lichtmaschine</text:p>
          </table:table-cell>
          <table:table-cell table:style-name="ce76" table:formula="of:=[.B11]" office:value-type="string" office:string-value="Spannungs&#10;regler&#10;Lichtmaschine" calcext:value-type="string">
            <text:p>Spannungs</text:p>
            <text:p>regler</text:p>
            <text:p>Lichtmaschine</text:p>
          </table:table-cell>
          <table:table-cell table:style-name="ce84" table:formula="of:=[.B11]" office:value-type="string" office:string-value="Spannungs&#10;regler&#10;Lichtmaschine" calcext:value-type="string">
            <text:p>Spannungs</text:p>
            <text:p>regler</text:p>
            <text:p>Lichtmaschine</text:p>
          </table:table-cell>
          <table:table-cell table:style-name="ce76" table:formula="of:=[.B11]" office:value-type="string" office:string-value="Spannungs&#10;regler&#10;Lichtmaschine" calcext:value-type="string">
            <text:p>Spannungs</text:p>
            <text:p>regler</text:p>
            <text:p>Lichtmaschine</text:p>
          </table:table-cell>
          <table:table-cell table:style-name="ce84" table:formula="of:=[.B11]" office:value-type="string" office:string-value="Spannungs&#10;regler&#10;Lichtmaschine" calcext:value-type="string">
            <text:p>Spannungs</text:p>
            <text:p>regler</text:p>
            <text:p>Lichtmaschine</text:p>
          </table:table-cell>
          <table:table-cell table:style-name="ce69"/>
          <table:table-cell table:style-name="ce92"/>
          <table:table-cell table:style-name="ce98"/>
          <table:table-cell table:style-name="ce104" table:number-columns-repeated="1012"/>
        </table:table-row>
        <table:table-row table:style-name="ro2">
          <table:table-cell table:style-name="ce70"/>
          <table:table-cell table:style-name="ce77" office:value-type="string" calcext:value-type="string">
            <text:p>Fern</text:p>
            <text:p>thermometer</text:p>
          </table:table-cell>
          <table:table-cell table:style-name="ce85" table:formula="of:=[.B12]" office:value-type="string" office:string-value="Fern&#10;thermometer" calcext:value-type="string">
            <text:p>Fern</text:p>
            <text:p>thermometer</text:p>
          </table:table-cell>
          <table:table-cell table:style-name="ce78" table:formula="of:=[.B12]" office:value-type="string" office:string-value="Fern&#10;thermometer" calcext:value-type="string">
            <text:p>Fern</text:p>
            <text:p>thermometer</text:p>
          </table:table-cell>
          <table:table-cell table:style-name="ce85" table:formula="of:=[.B12]" office:value-type="string" office:string-value="Fern&#10;thermometer" calcext:value-type="string">
            <text:p>Fern</text:p>
            <text:p>thermometer</text:p>
          </table:table-cell>
          <table:table-cell table:style-name="ce78" table:formula="of:=[.B12]" office:value-type="string" office:string-value="Fern&#10;thermometer" calcext:value-type="string">
            <text:p>Fern</text:p>
            <text:p>thermometer</text:p>
          </table:table-cell>
          <table:table-cell table:style-name="ce85" table:formula="of:=[.B12]" office:value-type="string" office:string-value="Fern&#10;thermometer" calcext:value-type="string">
            <text:p>Fern</text:p>
            <text:p>thermometer</text:p>
          </table:table-cell>
          <table:table-cell table:style-name="ce78" table:formula="of:=[.B12]" office:value-type="string" office:string-value="Fern&#10;thermometer" calcext:value-type="string">
            <text:p>Fern</text:p>
            <text:p>thermometer</text:p>
          </table:table-cell>
          <table:table-cell table:style-name="ce85" table:formula="of:=[.B12]" office:value-type="string" office:string-value="Fern&#10;thermometer" calcext:value-type="string">
            <text:p>Fern</text:p>
            <text:p>thermometer</text:p>
          </table:table-cell>
          <table:table-cell table:style-name="ce70"/>
          <table:table-cell table:style-name="ce93"/>
          <table:table-cell table:style-name="ce99"/>
          <table:table-cell table:style-name="ce105" table:number-columns-repeated="1012"/>
        </table:table-row>
        <table:table-row table:style-name="ro2">
          <table:table-cell table:style-name="ce70"/>
          <table:table-cell table:style-name="ce78" office:value-type="string" calcext:value-type="string">
            <text:p><text:span text:style-name="T4">Oeldruck</text:span></text:p>
            <text:p><text:span text:style-name="T4">schalter</text:span></text:p>
          </table:table-cell>
          <table:table-cell table:style-name="ce85" table:formula="of:=[.B13]" office:value-type="string" office:string-value="Oeldruck&#10;schalter" calcext:value-type="string">
            <text:p>Oeldruck</text:p>
            <text:p>schalter</text:p>
          </table:table-cell>
          <table:table-cell table:style-name="ce78" table:formula="of:=[.B13]" office:value-type="string" office:string-value="Oeldruck&#10;schalter" calcext:value-type="string">
            <text:p>Oeldruck</text:p>
            <text:p>schalter</text:p>
          </table:table-cell>
          <table:table-cell table:style-name="ce85" table:formula="of:=[.B13]" office:value-type="string" office:string-value="Oeldruck&#10;schalter" calcext:value-type="string">
            <text:p>Oeldruck</text:p>
            <text:p>schalter</text:p>
          </table:table-cell>
          <table:table-cell table:style-name="ce78" table:formula="of:=[.B13]" office:value-type="string" office:string-value="Oeldruck&#10;schalter" calcext:value-type="string">
            <text:p>Oeldruck</text:p>
            <text:p>schalter</text:p>
          </table:table-cell>
          <table:table-cell table:style-name="ce85" table:formula="of:=[.B13]" office:value-type="string" office:string-value="Oeldruck&#10;schalter" calcext:value-type="string">
            <text:p>Oeldruck</text:p>
            <text:p>schalter</text:p>
          </table:table-cell>
          <table:table-cell table:style-name="ce78" table:formula="of:=[.B13]" office:value-type="string" office:string-value="Oeldruck&#10;schalter" calcext:value-type="string">
            <text:p>Oeldruck</text:p>
            <text:p>schalter</text:p>
          </table:table-cell>
          <table:table-cell table:style-name="ce85" table:formula="of:=[.B13]" office:value-type="string" office:string-value="Oeldruck&#10;schalter" calcext:value-type="string">
            <text:p>Oeldruck</text:p>
            <text:p>schalter</text:p>
          </table:table-cell>
          <table:table-cell table:style-name="ce70"/>
          <table:table-cell table:style-name="ce93"/>
          <table:table-cell table:style-name="ce99"/>
          <table:table-cell table:style-name="ce105" table:number-columns-repeated="1012"/>
        </table:table-row>
        <table:table-row table:style-name="ro2">
          <table:table-cell table:style-name="ce70"/>
          <table:table-cell table:style-name="ce78" office:value-type="string" calcext:value-type="string">
            <text:p>Krafstoff</text:p>
            <text:p>anzeige</text:p>
            <text:p>Tankgeber</text:p>
          </table:table-cell>
          <table:table-cell table:style-name="ce85" table:formula="of:=[.B14]" office:value-type="string" office:string-value="Krafstoff&#10;anzeige&#10;Tankgeber" calcext:value-type="string">
            <text:p>Krafstoff</text:p>
            <text:p>anzeige</text:p>
            <text:p>Tankgeber</text:p>
          </table:table-cell>
          <table:table-cell table:style-name="ce78" table:formula="of:=[.B14]" office:value-type="string" office:string-value="Krafstoff&#10;anzeige&#10;Tankgeber" calcext:value-type="string">
            <text:p>Krafstoff</text:p>
            <text:p>anzeige</text:p>
            <text:p>Tankgeber</text:p>
          </table:table-cell>
          <table:table-cell table:style-name="ce85" table:formula="of:=[.B14]" office:value-type="string" office:string-value="Krafstoff&#10;anzeige&#10;Tankgeber" calcext:value-type="string">
            <text:p>Krafstoff</text:p>
            <text:p>anzeige</text:p>
            <text:p>Tankgeber</text:p>
          </table:table-cell>
          <table:table-cell table:style-name="ce78" table:formula="of:=[.B14]" office:value-type="string" office:string-value="Krafstoff&#10;anzeige&#10;Tankgeber" calcext:value-type="string">
            <text:p>Krafstoff</text:p>
            <text:p>anzeige</text:p>
            <text:p>Tankgeber</text:p>
          </table:table-cell>
          <table:table-cell table:style-name="ce85" table:formula="of:=[.B14]" office:value-type="string" office:string-value="Krafstoff&#10;anzeige&#10;Tankgeber" calcext:value-type="string">
            <text:p>Krafstoff</text:p>
            <text:p>anzeige</text:p>
            <text:p>Tankgeber</text:p>
          </table:table-cell>
          <table:table-cell table:style-name="ce78" table:formula="of:=[.B14]" office:value-type="string" office:string-value="Krafstoff&#10;anzeige&#10;Tankgeber" calcext:value-type="string">
            <text:p>Krafstoff</text:p>
            <text:p>anzeige</text:p>
            <text:p>Tankgeber</text:p>
          </table:table-cell>
          <table:table-cell table:style-name="ce85" table:formula="of:=[.B14]" office:value-type="string" office:string-value="Krafstoff&#10;anzeige&#10;Tankgeber" calcext:value-type="string">
            <text:p>Krafstoff</text:p>
            <text:p>anzeige</text:p>
            <text:p>Tankgeber</text:p>
          </table:table-cell>
          <table:table-cell table:style-name="ce70"/>
          <table:table-cell table:style-name="ce93"/>
          <table:table-cell table:style-name="ce99"/>
          <table:table-cell table:style-name="ce105" table:number-columns-repeated="1012"/>
        </table:table-row>
        <table:table-row table:style-name="ro2">
          <table:table-cell table:style-name="ce71"/>
          <table:table-cell table:style-name="ce79" office:value-type="string" calcext:value-type="string">
            <text:p>Anlasser</text:p>
          </table:table-cell>
          <table:table-cell table:style-name="ce86" table:formula="of:=[.B15]" office:value-type="string" office:string-value="Anlasser" calcext:value-type="string">
            <text:p>Anlasser</text:p>
          </table:table-cell>
          <table:table-cell table:style-name="ce88" table:formula="of:=[.B15]" office:value-type="string" office:string-value="Anlasser" calcext:value-type="string">
            <text:p>Anlasser</text:p>
          </table:table-cell>
          <table:table-cell table:style-name="ce86" table:formula="of:=[.B15]" office:value-type="string" office:string-value="Anlasser" calcext:value-type="string">
            <text:p>Anlasser</text:p>
          </table:table-cell>
          <table:table-cell table:style-name="ce88" table:formula="of:=[.B15]" office:value-type="string" office:string-value="Anlasser" calcext:value-type="string">
            <text:p>Anlasser</text:p>
          </table:table-cell>
          <table:table-cell table:style-name="ce86" table:formula="of:=[.B15]" office:value-type="string" office:string-value="Anlasser" calcext:value-type="string">
            <text:p>Anlasser</text:p>
          </table:table-cell>
          <table:table-cell table:style-name="ce88" table:formula="of:=[.B15]" office:value-type="string" office:string-value="Anlasser" calcext:value-type="string">
            <text:p>Anlasser</text:p>
          </table:table-cell>
          <table:table-cell table:style-name="ce86" table:formula="of:=[.B15]" office:value-type="string" office:string-value="Anlasser" calcext:value-type="string">
            <text:p>Anlasser</text:p>
          </table:table-cell>
          <table:table-cell table:style-name="ce71"/>
          <table:table-cell table:style-name="ce94"/>
          <table:table-cell table:style-name="ce100"/>
          <table:table-cell table:style-name="ce106" table:number-columns-repeated="1012"/>
        </table:table-row>
        <table:table-row table:style-name="ro2">
          <table:table-cell table:style-name="ce72"/>
          <table:table-cell table:style-name="ce80" office:value-type="string" calcext:value-type="string">
            <text:p>Hupe 1 /2 </text:p>
            <text:p>-&gt; 12V</text:p>
          </table:table-cell>
          <table:table-cell table:style-name="ce87" table:formula="of:=[.B16]" office:value-type="string" office:string-value="Hupe 1 /2 &#10;-&gt; 12V" calcext:value-type="string">
            <text:p>Hupe 1 /2 </text:p>
            <text:p>-&gt; 12V</text:p>
          </table:table-cell>
          <table:table-cell table:style-name="ce80" table:formula="of:=[.B16]" office:value-type="string" office:string-value="Hupe 1 /2 &#10;-&gt; 12V" calcext:value-type="string">
            <text:p>Hupe 1 /2 </text:p>
            <text:p>-&gt; 12V</text:p>
          </table:table-cell>
          <table:table-cell table:style-name="ce87" table:formula="of:=[.B16]" office:value-type="string" office:string-value="Hupe 1 /2 &#10;-&gt; 12V" calcext:value-type="string">
            <text:p>Hupe 1 /2 </text:p>
            <text:p>-&gt; 12V</text:p>
          </table:table-cell>
          <table:table-cell table:style-name="ce80" table:formula="of:=[.B16]" office:value-type="string" office:string-value="Hupe 1 /2 &#10;-&gt; 12V" calcext:value-type="string">
            <text:p>Hupe 1 /2 </text:p>
            <text:p>-&gt; 12V</text:p>
          </table:table-cell>
          <table:table-cell table:style-name="ce87" table:formula="of:=[.B16]" office:value-type="string" office:string-value="Hupe 1 /2 &#10;-&gt; 12V" calcext:value-type="string">
            <text:p>Hupe 1 /2 </text:p>
            <text:p>-&gt; 12V</text:p>
          </table:table-cell>
          <table:table-cell table:style-name="ce80" table:formula="of:=[.B16]" office:value-type="string" office:string-value="Hupe 1 /2 &#10;-&gt; 12V" calcext:value-type="string">
            <text:p>Hupe 1 /2 </text:p>
            <text:p>-&gt; 12V</text:p>
          </table:table-cell>
          <table:table-cell table:style-name="ce87" table:formula="of:=[.B16]" office:value-type="string" office:string-value="Hupe 1 /2 &#10;-&gt; 12V" calcext:value-type="string">
            <text:p>Hupe 1 /2 </text:p>
            <text:p>-&gt; 12V</text:p>
          </table:table-cell>
          <table:table-cell table:style-name="ce72"/>
          <table:table-cell table:style-name="ce95"/>
          <table:table-cell table:style-name="ce101"/>
          <table:table-cell table:style-name="ce107" table:number-columns-repeated="1012"/>
        </table:table-row>
        <table:table-row table:style-name="ro2">
          <table:table-cell table:style-name="ce72"/>
          <table:table-cell table:style-name="ce80" office:value-type="string" calcext:value-type="string">
            <text:p>Hupe 2/2</text:p>
            <text:p>-&gt; mos1</text:p>
            <text:p>F9</text:p>
          </table:table-cell>
          <table:table-cell table:style-name="ce87" table:formula="of:=[.B17]" office:value-type="string" office:string-value="Hupe 2/2&#10;-&gt; mos1&#10;F9" calcext:value-type="string">
            <text:p>Hupe 2/2</text:p>
            <text:p>-&gt; mos1</text:p>
            <text:p>F9</text:p>
          </table:table-cell>
          <table:table-cell table:style-name="ce80" table:formula="of:=[.B17]" office:value-type="string" office:string-value="Hupe 2/2&#10;-&gt; mos1&#10;F9" calcext:value-type="string">
            <text:p>Hupe 2/2</text:p>
            <text:p>-&gt; mos1</text:p>
            <text:p>F9</text:p>
          </table:table-cell>
          <table:table-cell table:style-name="ce87" table:formula="of:=[.B17]" office:value-type="string" office:string-value="Hupe 2/2&#10;-&gt; mos1&#10;F9" calcext:value-type="string">
            <text:p>Hupe 2/2</text:p>
            <text:p>-&gt; mos1</text:p>
            <text:p>F9</text:p>
          </table:table-cell>
          <table:table-cell table:style-name="ce80" table:formula="of:=[.B17]" office:value-type="string" office:string-value="Hupe 2/2&#10;-&gt; mos1&#10;F9" calcext:value-type="string">
            <text:p>Hupe 2/2</text:p>
            <text:p>-&gt; mos1</text:p>
            <text:p>F9</text:p>
          </table:table-cell>
          <table:table-cell table:style-name="ce87" table:formula="of:=[.B17]" office:value-type="string" office:string-value="Hupe 2/2&#10;-&gt; mos1&#10;F9" calcext:value-type="string">
            <text:p>Hupe 2/2</text:p>
            <text:p>-&gt; mos1</text:p>
            <text:p>F9</text:p>
          </table:table-cell>
          <table:table-cell table:style-name="ce80" table:formula="of:=[.B17]" office:value-type="string" office:string-value="Hupe 2/2&#10;-&gt; mos1&#10;F9" calcext:value-type="string">
            <text:p>Hupe 2/2</text:p>
            <text:p>-&gt; mos1</text:p>
            <text:p>F9</text:p>
          </table:table-cell>
          <table:table-cell table:style-name="ce87" table:formula="of:=[.B17]" office:value-type="string" office:string-value="Hupe 2/2&#10;-&gt; mos1&#10;F9" calcext:value-type="string">
            <text:p>Hupe 2/2</text:p>
            <text:p>-&gt; mos1</text:p>
            <text:p>F9</text:p>
          </table:table-cell>
          <table:table-cell table:style-name="ce72"/>
          <table:table-cell table:style-name="ce95"/>
          <table:table-cell table:style-name="ce101"/>
          <table:table-cell table:style-name="ce107" table:number-columns-repeated="1012"/>
        </table:table-row>
        <table:table-row table:style-name="ro3">
          <table:table-cell table:style-name="ce183"/>
          <table:table-cell table:style-name="ce206"/>
          <table:table-cell table:style-name="ce218"/>
          <table:table-cell table:style-name="ce206"/>
          <table:table-cell table:style-name="ce218"/>
          <table:table-cell table:style-name="ce206"/>
          <table:table-cell table:style-name="ce218"/>
          <table:table-cell table:style-name="ce206"/>
          <table:table-cell table:style-name="ce218"/>
          <table:table-cell table:style-name="ce183"/>
          <table:table-cell table:style-name="ce189"/>
          <table:table-cell table:style-name="ce167"/>
          <table:table-cell table:number-columns-repeated="1012"/>
        </table:table-row>
        <table:table-row table:style-name="ro4">
          <table:table-cell table:style-name="ce189"/>
          <table:table-cell table:style-name="ce207"/>
          <table:table-cell table:style-name="ce219"/>
          <table:table-cell table:style-name="ce207"/>
          <table:table-cell table:style-name="ce219"/>
          <table:table-cell table:style-name="ce207"/>
          <table:table-cell table:style-name="ce219"/>
          <table:table-cell table:style-name="ce207"/>
          <table:table-cell table:style-name="ce219"/>
          <table:table-cell table:style-name="ce189" table:number-columns-repeated="2"/>
          <table:table-cell table:style-name="ce167"/>
          <table:table-cell table:number-columns-repeated="1012"/>
        </table:table-row>
        <table:table-row table:style-name="ro4" table:number-rows-repeated="9">
          <table:table-cell table:style-name="ce167"/>
          <table:table-cell table:style-name="ce208"/>
          <table:table-cell table:style-name="ce230"/>
          <table:table-cell table:style-name="ce208"/>
          <table:table-cell table:style-name="ce230"/>
          <table:table-cell table:style-name="ce208"/>
          <table:table-cell table:style-name="ce230"/>
          <table:table-cell table:style-name="ce208"/>
          <table:table-cell table:style-name="ce230"/>
          <table:table-cell table:style-name="ce167" table:number-columns-repeated="3"/>
          <table:table-cell table:number-columns-repeated="1012"/>
        </table:table-row>
        <table:table-row table:style-name="ro4" table:number-rows-repeated="36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/>
          <table:table-cell table:style-name="ce210"/>
          <table:table-cell table:style-name="ce233"/>
          <table:table-cell table:style-name="ce210"/>
          <table:table-cell table:style-name="ce233"/>
          <table:table-cell table:style-name="ce210"/>
          <table:table-cell table:style-name="ce233"/>
          <table:table-cell table:style-name="ce210"/>
          <table:table-cell table:style-name="ce233"/>
          <table:table-cell table:number-columns-repeated="1015"/>
        </table:table-row>
      </table:table>
      <table:table table:name="Connections" table:style-name="ta1" table:print-ranges="Connections.A1:Connections.J18">
        <table:table-column table:style-name="co1" table:default-cell-style-name="Default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2" table:default-cell-style-name="ce209"/>
        <table:table-column table:style-name="co2" table:default-cell-style-name="ce232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83"/>
          <table:table-cell table:style-name="ce190"/>
          <table:table-cell table:style-name="ce211"/>
          <table:table-cell table:style-name="ce234" office:value-type="string" calcext:value-type="string" table:number-columns-spanned="4" table:number-rows-spanned="1">
            <text:p>IHC Wire labels – Connections / Dashboard</text:p>
          </table:table-cell>
          <table:covered-table-cell table:style-name="ce211"/>
          <table:covered-table-cell table:style-name="ce190"/>
          <table:covered-table-cell table:style-name="ce211"/>
          <table:table-cell table:style-name="ce190"/>
          <table:table-cell table:style-name="ce211"/>
          <table:table-cell table:style-name="ce183"/>
          <table:table-cell table:style-name="ce189"/>
          <table:table-cell table:style-name="ce167"/>
          <table:table-cell table:number-columns-repeated="1012"/>
        </table:table-row>
        <table:table-row table:style-name="ro2">
          <table:table-cell table:style-name="ce108"/>
          <table:table-cell table:style-name="ce109" office:value-type="string" calcext:value-type="string">
            <text:p><text:span text:style-name="T5">Kontrolllampe</text:span></text:p>
            <text:p>Blinker links</text:p>
            <text:p>(vorne)</text:p>
          </table:table-cell>
          <table:table-cell table:style-name="ce113" table:formula="of:=[.B2]" office:value-type="string" office:string-value="Kontrolllampe&#10;Blinker links&#10;(vorne)" calcext:value-type="string">
            <text:p>Kontrolllampe</text:p>
            <text:p>Blinker links</text:p>
            <text:p>(vorne)</text:p>
          </table:table-cell>
          <table:table-cell table:style-name="ce109" table:formula="of:=[.B2]" office:value-type="string" office:string-value="Kontrolllampe&#10;Blinker links&#10;(vorne)" calcext:value-type="string">
            <text:p>Kontrolllampe</text:p>
            <text:p>Blinker links</text:p>
            <text:p>(vorne)</text:p>
          </table:table-cell>
          <table:table-cell table:style-name="ce113" table:formula="of:=[.B2]" office:value-type="string" office:string-value="Kontrolllampe&#10;Blinker links&#10;(vorne)" calcext:value-type="string">
            <text:p>Kontrolllampe</text:p>
            <text:p>Blinker links</text:p>
            <text:p>(vorne)</text:p>
          </table:table-cell>
          <table:table-cell table:style-name="ce109" table:formula="of:=[.B2]" office:value-type="string" office:string-value="Kontrolllampe&#10;Blinker links&#10;(vorne)" calcext:value-type="string">
            <text:p>Kontrolllampe</text:p>
            <text:p>Blinker links</text:p>
            <text:p>(vorne)</text:p>
          </table:table-cell>
          <table:table-cell table:style-name="ce113" table:formula="of:=[.B2]" office:value-type="string" office:string-value="Kontrolllampe&#10;Blinker links&#10;(vorne)" calcext:value-type="string">
            <text:p>Kontrolllampe</text:p>
            <text:p>Blinker links</text:p>
            <text:p>(vorne)</text:p>
          </table:table-cell>
          <table:table-cell table:style-name="ce109" table:formula="of:=[.B2]" office:value-type="string" office:string-value="Kontrolllampe&#10;Blinker links&#10;(vorne)" calcext:value-type="string">
            <text:p>Kontrolllampe</text:p>
            <text:p>Blinker links</text:p>
            <text:p>(vorne)</text:p>
          </table:table-cell>
          <table:table-cell table:style-name="ce113" table:formula="of:=[.B2]" office:value-type="string" office:string-value="Kontrolllampe&#10;Blinker links&#10;(vorne)" calcext:value-type="string">
            <text:p>Kontrolllampe</text:p>
            <text:p>Blinker links</text:p>
            <text:p>(vorne)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09" office:value-type="string" calcext:value-type="string">
            <text:p><text:span text:style-name="T5">Kontrolllampe</text:span></text:p>
            <text:p>Blinker rechts</text:p>
            <text:p>(vorne)</text:p>
          </table:table-cell>
          <table:table-cell table:style-name="ce113" table:formula="of:=[.B3]" office:value-type="string" office:string-value="Kontrolllampe&#10;Blinker rechts&#10;(vorne)" calcext:value-type="string">
            <text:p>Kontrolllampe</text:p>
            <text:p>Blinker rechts</text:p>
            <text:p>(vorne)</text:p>
          </table:table-cell>
          <table:table-cell table:style-name="ce109" table:formula="of:=[.B3]" office:value-type="string" office:string-value="Kontrolllampe&#10;Blinker rechts&#10;(vorne)" calcext:value-type="string">
            <text:p>Kontrolllampe</text:p>
            <text:p>Blinker rechts</text:p>
            <text:p>(vorne)</text:p>
          </table:table-cell>
          <table:table-cell table:style-name="ce113" table:formula="of:=[.B3]" office:value-type="string" office:string-value="Kontrolllampe&#10;Blinker rechts&#10;(vorne)" calcext:value-type="string">
            <text:p>Kontrolllampe</text:p>
            <text:p>Blinker rechts</text:p>
            <text:p>(vorne)</text:p>
          </table:table-cell>
          <table:table-cell table:style-name="ce109" table:formula="of:=[.B3]" office:value-type="string" office:string-value="Kontrolllampe&#10;Blinker rechts&#10;(vorne)" calcext:value-type="string">
            <text:p>Kontrolllampe</text:p>
            <text:p>Blinker rechts</text:p>
            <text:p>(vorne)</text:p>
          </table:table-cell>
          <table:table-cell table:style-name="ce113" table:formula="of:=[.B3]" office:value-type="string" office:string-value="Kontrolllampe&#10;Blinker rechts&#10;(vorne)" calcext:value-type="string">
            <text:p>Kontrolllampe</text:p>
            <text:p>Blinker rechts</text:p>
            <text:p>(vorne)</text:p>
          </table:table-cell>
          <table:table-cell table:style-name="ce109" table:formula="of:=[.B3]" office:value-type="string" office:string-value="Kontrolllampe&#10;Blinker rechts&#10;(vorne)" calcext:value-type="string">
            <text:p>Kontrolllampe</text:p>
            <text:p>Blinker rechts</text:p>
            <text:p>(vorne)</text:p>
          </table:table-cell>
          <table:table-cell table:style-name="ce113" table:formula="of:=[.B3]" office:value-type="string" office:string-value="Kontrolllampe&#10;Blinker rechts&#10;(vorne)" calcext:value-type="string">
            <text:p>Kontrolllampe</text:p>
            <text:p>Blinker rechts</text:p>
            <text:p>(vorne)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09" office:value-type="string" calcext:value-type="string">
            <text:p><text:span text:style-name="T5">Kontrolllampe</text:span></text:p>
            <text:p>Fernlicht</text:p>
          </table:table-cell>
          <table:table-cell table:style-name="ce113" table:formula="of:=[.B4]" office:value-type="string" office:string-value="Kontrolllampe&#10;Fernlicht" calcext:value-type="string">
            <text:p>Kontrolllampe</text:p>
            <text:p>Fernlicht</text:p>
          </table:table-cell>
          <table:table-cell table:style-name="ce109" table:formula="of:=[.B4]" office:value-type="string" office:string-value="Kontrolllampe&#10;Fernlicht" calcext:value-type="string">
            <text:p>Kontrolllampe</text:p>
            <text:p>Fernlicht</text:p>
          </table:table-cell>
          <table:table-cell table:style-name="ce113" table:formula="of:=[.B4]" office:value-type="string" office:string-value="Kontrolllampe&#10;Fernlicht" calcext:value-type="string">
            <text:p>Kontrolllampe</text:p>
            <text:p>Fernlicht</text:p>
          </table:table-cell>
          <table:table-cell table:style-name="ce109" table:formula="of:=[.B4]" office:value-type="string" office:string-value="Kontrolllampe&#10;Fernlicht" calcext:value-type="string">
            <text:p>Kontrolllampe</text:p>
            <text:p>Fernlicht</text:p>
          </table:table-cell>
          <table:table-cell table:style-name="ce113" table:formula="of:=[.B4]" office:value-type="string" office:string-value="Kontrolllampe&#10;Fernlicht" calcext:value-type="string">
            <text:p>Kontrolllampe</text:p>
            <text:p>Fernlicht</text:p>
          </table:table-cell>
          <table:table-cell table:style-name="ce109" table:formula="of:=[.B4]" office:value-type="string" office:string-value="Kontrolllampe&#10;Fernlicht" calcext:value-type="string">
            <text:p>Kontrolllampe</text:p>
            <text:p>Fernlicht</text:p>
          </table:table-cell>
          <table:table-cell table:style-name="ce113" table:formula="of:=[.B4]" office:value-type="string" office:string-value="Kontrolllampe&#10;Fernlicht" calcext:value-type="string">
            <text:p>Kontrolllampe</text:p>
            <text:p>Fernlicht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09" office:value-type="string" calcext:value-type="string">
            <text:p>Kontrollampe</text:p>
            <text:p>mitte</text:p>
          </table:table-cell>
          <table:table-cell table:style-name="ce113" table:formula="of:=[.B5]" office:value-type="string" office:string-value="Kontrollampe&#10;mitte" calcext:value-type="string">
            <text:p>Kontrollampe</text:p>
            <text:p>mitte</text:p>
          </table:table-cell>
          <table:table-cell table:style-name="ce109" table:formula="of:=[.B5]" office:value-type="string" office:string-value="Kontrollampe&#10;mitte" calcext:value-type="string">
            <text:p>Kontrollampe</text:p>
            <text:p>mitte</text:p>
          </table:table-cell>
          <table:table-cell table:style-name="ce113" table:formula="of:=[.B5]" office:value-type="string" office:string-value="Kontrollampe&#10;mitte" calcext:value-type="string">
            <text:p>Kontrollampe</text:p>
            <text:p>mitte</text:p>
          </table:table-cell>
          <table:table-cell table:style-name="ce109" table:formula="of:=[.B5]" office:value-type="string" office:string-value="Kontrollampe&#10;mitte" calcext:value-type="string">
            <text:p>Kontrollampe</text:p>
            <text:p>mitte</text:p>
          </table:table-cell>
          <table:table-cell table:style-name="ce113" table:formula="of:=[.B5]" office:value-type="string" office:string-value="Kontrollampe&#10;mitte" calcext:value-type="string">
            <text:p>Kontrollampe</text:p>
            <text:p>mitte</text:p>
          </table:table-cell>
          <table:table-cell table:style-name="ce109" table:formula="of:=[.B5]" office:value-type="string" office:string-value="Kontrollampe&#10;mitte" calcext:value-type="string">
            <text:p>Kontrollampe</text:p>
            <text:p>mitte</text:p>
          </table:table-cell>
          <table:table-cell table:style-name="ce113" table:formula="of:=[.B5]" office:value-type="string" office:string-value="Kontrollampe&#10;mitte" calcext:value-type="string">
            <text:p>Kontrollampe</text:p>
            <text:p>mitte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09" office:value-type="string" calcext:value-type="string">
            <text:p>Beleuchtung</text:p>
            <text:p>Armatur links</text:p>
            <text:p><text:span text:style-name="T5">(Abblendlicht)</text:span></text:p>
          </table:table-cell>
          <table:table-cell table:style-name="ce113" table:formula="of:=[.B6]" office:value-type="string" office:string-value="Beleuchtung&#10;Armatur links&#10;(Abblendlicht)" calcext:value-type="string">
            <text:p>Beleuchtung</text:p>
            <text:p>Armatur links</text:p>
            <text:p>(Abblendlicht)</text:p>
          </table:table-cell>
          <table:table-cell table:style-name="ce109" table:formula="of:=[.B6]" office:value-type="string" office:string-value="Beleuchtung&#10;Armatur links&#10;(Abblendlicht)" calcext:value-type="string">
            <text:p>Beleuchtung</text:p>
            <text:p>Armatur links</text:p>
            <text:p>(Abblendlicht)</text:p>
          </table:table-cell>
          <table:table-cell table:style-name="ce113" table:formula="of:=[.B6]" office:value-type="string" office:string-value="Beleuchtung&#10;Armatur links&#10;(Abblendlicht)" calcext:value-type="string">
            <text:p>Beleuchtung</text:p>
            <text:p>Armatur links</text:p>
            <text:p>(Abblendlicht)</text:p>
          </table:table-cell>
          <table:table-cell table:style-name="ce109" table:formula="of:=[.B6]" office:value-type="string" office:string-value="Beleuchtung&#10;Armatur links&#10;(Abblendlicht)" calcext:value-type="string">
            <text:p>Beleuchtung</text:p>
            <text:p>Armatur links</text:p>
            <text:p>(Abblendlicht)</text:p>
          </table:table-cell>
          <table:table-cell table:style-name="ce113" table:formula="of:=[.B6]" office:value-type="string" office:string-value="Beleuchtung&#10;Armatur links&#10;(Abblendlicht)" calcext:value-type="string">
            <text:p>Beleuchtung</text:p>
            <text:p>Armatur links</text:p>
            <text:p>(Abblendlicht)</text:p>
          </table:table-cell>
          <table:table-cell table:style-name="ce109" table:formula="of:=[.B6]" office:value-type="string" office:string-value="Beleuchtung&#10;Armatur links&#10;(Abblendlicht)" calcext:value-type="string">
            <text:p>Beleuchtung</text:p>
            <text:p>Armatur links</text:p>
            <text:p>(Abblendlicht)</text:p>
          </table:table-cell>
          <table:table-cell table:style-name="ce113" table:formula="of:=[.B6]" office:value-type="string" office:string-value="Beleuchtung&#10;Armatur links&#10;(Abblendlicht)" calcext:value-type="string">
            <text:p>Beleuchtung</text:p>
            <text:p>Armatur links</text:p>
            <text:p>(Abblendlicht)</text:p>
          </table:table-cell>
          <table:table-cell table:style-name="ce108"/>
          <table:table-cell table:style-name="ce117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09" office:value-type="string" calcext:value-type="string">
            <text:p>Beleuchtung</text:p>
            <text:p>Armatur rechts</text:p>
            <text:p><text:span text:style-name="T5">(Abblendlicht)</text:span></text:p>
          </table:table-cell>
          <table:table-cell table:style-name="ce113" table:formula="of:=[.B7]" office:value-type="string" office:string-value="Beleuchtung&#10;Armatur rechts&#10;(Abblendlicht)" calcext:value-type="string">
            <text:p>Beleuchtung</text:p>
            <text:p>Armatur rechts</text:p>
            <text:p>(Abblendlicht)</text:p>
          </table:table-cell>
          <table:table-cell table:style-name="ce109" table:formula="of:=[.B7]" office:value-type="string" office:string-value="Beleuchtung&#10;Armatur rechts&#10;(Abblendlicht)" calcext:value-type="string">
            <text:p>Beleuchtung</text:p>
            <text:p>Armatur rechts</text:p>
            <text:p>(Abblendlicht)</text:p>
          </table:table-cell>
          <table:table-cell table:style-name="ce113" table:formula="of:=[.B7]" office:value-type="string" office:string-value="Beleuchtung&#10;Armatur rechts&#10;(Abblendlicht)" calcext:value-type="string">
            <text:p>Beleuchtung</text:p>
            <text:p>Armatur rechts</text:p>
            <text:p>(Abblendlicht)</text:p>
          </table:table-cell>
          <table:table-cell table:style-name="ce109" table:formula="of:=[.B7]" office:value-type="string" office:string-value="Beleuchtung&#10;Armatur rechts&#10;(Abblendlicht)" calcext:value-type="string">
            <text:p>Beleuchtung</text:p>
            <text:p>Armatur rechts</text:p>
            <text:p>(Abblendlicht)</text:p>
          </table:table-cell>
          <table:table-cell table:style-name="ce113" table:formula="of:=[.B7]" office:value-type="string" office:string-value="Beleuchtung&#10;Armatur rechts&#10;(Abblendlicht)" calcext:value-type="string">
            <text:p>Beleuchtung</text:p>
            <text:p>Armatur rechts</text:p>
            <text:p>(Abblendlicht)</text:p>
          </table:table-cell>
          <table:table-cell table:style-name="ce109" table:formula="of:=[.B7]" office:value-type="string" office:string-value="Beleuchtung&#10;Armatur rechts&#10;(Abblendlicht)" calcext:value-type="string">
            <text:p>Beleuchtung</text:p>
            <text:p>Armatur rechts</text:p>
            <text:p>(Abblendlicht)</text:p>
          </table:table-cell>
          <table:table-cell table:style-name="ce113" table:formula="of:=[.B7]" office:value-type="string" office:string-value="Beleuchtung&#10;Armatur rechts&#10;(Abblendlicht)" calcext:value-type="string">
            <text:p>Beleuchtung</text:p>
            <text:p>Armatur rechts</text:p>
            <text:p>(Abblendlicht)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09" office:value-type="string" calcext:value-type="string">
            <text:p>Beleuchtung</text:p>
            <text:p>Armatur links</text:p>
            <text:p><text:span text:style-name="T5">(Standlicht)</text:span></text:p>
          </table:table-cell>
          <table:table-cell table:style-name="ce113" table:formula="of:=[.B8]" office:value-type="string" office:string-value="Beleuchtung&#10;Armatur links&#10;(Standlicht)" calcext:value-type="string">
            <text:p>Beleuchtung</text:p>
            <text:p>Armatur links</text:p>
            <text:p>(Standlicht)</text:p>
          </table:table-cell>
          <table:table-cell table:style-name="ce109" table:formula="of:=[.B8]" office:value-type="string" office:string-value="Beleuchtung&#10;Armatur links&#10;(Standlicht)" calcext:value-type="string">
            <text:p>Beleuchtung</text:p>
            <text:p>Armatur links</text:p>
            <text:p>(Standlicht)</text:p>
          </table:table-cell>
          <table:table-cell table:style-name="ce113" table:formula="of:=[.B8]" office:value-type="string" office:string-value="Beleuchtung&#10;Armatur links&#10;(Standlicht)" calcext:value-type="string">
            <text:p>Beleuchtung</text:p>
            <text:p>Armatur links</text:p>
            <text:p>(Standlicht)</text:p>
          </table:table-cell>
          <table:table-cell table:style-name="ce109" table:formula="of:=[.B8]" office:value-type="string" office:string-value="Beleuchtung&#10;Armatur links&#10;(Standlicht)" calcext:value-type="string">
            <text:p>Beleuchtung</text:p>
            <text:p>Armatur links</text:p>
            <text:p>(Standlicht)</text:p>
          </table:table-cell>
          <table:table-cell table:style-name="ce113" table:formula="of:=[.B8]" office:value-type="string" office:string-value="Beleuchtung&#10;Armatur links&#10;(Standlicht)" calcext:value-type="string">
            <text:p>Beleuchtung</text:p>
            <text:p>Armatur links</text:p>
            <text:p>(Standlicht)</text:p>
          </table:table-cell>
          <table:table-cell table:style-name="ce109" table:formula="of:=[.B8]" office:value-type="string" office:string-value="Beleuchtung&#10;Armatur links&#10;(Standlicht)" calcext:value-type="string">
            <text:p>Beleuchtung</text:p>
            <text:p>Armatur links</text:p>
            <text:p>(Standlicht)</text:p>
          </table:table-cell>
          <table:table-cell table:style-name="ce113" table:formula="of:=[.B8]" office:value-type="string" office:string-value="Beleuchtung&#10;Armatur links&#10;(Standlicht)" calcext:value-type="string">
            <text:p>Beleuchtung</text:p>
            <text:p>Armatur links</text:p>
            <text:p>(Standlicht)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09" office:value-type="string" calcext:value-type="string">
            <text:p>Beleuchtung</text:p>
            <text:p>Armatur rechts</text:p>
            <text:p><text:span text:style-name="T5">(Standlicht)</text:span></text:p>
          </table:table-cell>
          <table:table-cell table:style-name="ce113" table:formula="of:=[.B9]" office:value-type="string" office:string-value="Beleuchtung&#10;Armatur rechts&#10;(Standlicht)" calcext:value-type="string">
            <text:p>Beleuchtung</text:p>
            <text:p>Armatur rechts</text:p>
            <text:p>(Standlicht)</text:p>
          </table:table-cell>
          <table:table-cell table:style-name="ce109" table:formula="of:=[.B9]" office:value-type="string" office:string-value="Beleuchtung&#10;Armatur rechts&#10;(Standlicht)" calcext:value-type="string">
            <text:p>Beleuchtung</text:p>
            <text:p>Armatur rechts</text:p>
            <text:p>(Standlicht)</text:p>
          </table:table-cell>
          <table:table-cell table:style-name="ce113" table:formula="of:=[.B9]" office:value-type="string" office:string-value="Beleuchtung&#10;Armatur rechts&#10;(Standlicht)" calcext:value-type="string">
            <text:p>Beleuchtung</text:p>
            <text:p>Armatur rechts</text:p>
            <text:p>(Standlicht)</text:p>
          </table:table-cell>
          <table:table-cell table:style-name="ce109" table:formula="of:=[.B9]" office:value-type="string" office:string-value="Beleuchtung&#10;Armatur rechts&#10;(Standlicht)" calcext:value-type="string">
            <text:p>Beleuchtung</text:p>
            <text:p>Armatur rechts</text:p>
            <text:p>(Standlicht)</text:p>
          </table:table-cell>
          <table:table-cell table:style-name="ce113" table:formula="of:=[.B9]" office:value-type="string" office:string-value="Beleuchtung&#10;Armatur rechts&#10;(Standlicht)" calcext:value-type="string">
            <text:p>Beleuchtung</text:p>
            <text:p>Armatur rechts</text:p>
            <text:p>(Standlicht)</text:p>
          </table:table-cell>
          <table:table-cell table:style-name="ce109" table:formula="of:=[.B9]" office:value-type="string" office:string-value="Beleuchtung&#10;Armatur rechts&#10;(Standlicht)" calcext:value-type="string">
            <text:p>Beleuchtung</text:p>
            <text:p>Armatur rechts</text:p>
            <text:p>(Standlicht)</text:p>
          </table:table-cell>
          <table:table-cell table:style-name="ce113" table:formula="of:=[.B9]" office:value-type="string" office:string-value="Beleuchtung&#10;Armatur rechts&#10;(Standlicht)" calcext:value-type="string">
            <text:p>Beleuchtung</text:p>
            <text:p>Armatur rechts</text:p>
            <text:p>(Standlicht)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69"/>
          <table:table-cell table:style-name="ce109" office:value-type="string" calcext:value-type="string">
            <text:p><text:span text:style-name="T5">Kontrolllampe</text:span></text:p>
            <text:p>Taster Fernlicht</text:p>
          </table:table-cell>
          <table:table-cell table:style-name="ce113" table:formula="of:=[.B10]" office:value-type="string" office:string-value="Kontrolllampe&#10;Taster Fernlicht" calcext:value-type="string">
            <text:p>Kontrolllampe</text:p>
            <text:p>Taster Fernlicht</text:p>
          </table:table-cell>
          <table:table-cell table:style-name="ce109" table:formula="of:=[.B10]" office:value-type="string" office:string-value="Kontrolllampe&#10;Taster Fernlicht" calcext:value-type="string">
            <text:p>Kontrolllampe</text:p>
            <text:p>Taster Fernlicht</text:p>
          </table:table-cell>
          <table:table-cell table:style-name="ce113" table:formula="of:=[.B10]" office:value-type="string" office:string-value="Kontrolllampe&#10;Taster Fernlicht" calcext:value-type="string">
            <text:p>Kontrolllampe</text:p>
            <text:p>Taster Fernlicht</text:p>
          </table:table-cell>
          <table:table-cell table:style-name="ce109" table:formula="of:=[.B10]" office:value-type="string" office:string-value="Kontrolllampe&#10;Taster Fernlicht" calcext:value-type="string">
            <text:p>Kontrolllampe</text:p>
            <text:p>Taster Fernlicht</text:p>
          </table:table-cell>
          <table:table-cell table:style-name="ce113" table:formula="of:=[.B10]" office:value-type="string" office:string-value="Kontrolllampe&#10;Taster Fernlicht" calcext:value-type="string">
            <text:p>Kontrolllampe</text:p>
            <text:p>Taster Fernlicht</text:p>
          </table:table-cell>
          <table:table-cell table:style-name="ce109" table:formula="of:=[.B10]" office:value-type="string" office:string-value="Kontrolllampe&#10;Taster Fernlicht" calcext:value-type="string">
            <text:p>Kontrolllampe</text:p>
            <text:p>Taster Fernlicht</text:p>
          </table:table-cell>
          <table:table-cell table:style-name="ce113" table:formula="of:=[.B10]" office:value-type="string" office:string-value="Kontrolllampe&#10;Taster Fernlicht" calcext:value-type="string">
            <text:p>Kontrolllampe</text:p>
            <text:p>Taster Fernlicht</text:p>
          </table:table-cell>
          <table:table-cell table:style-name="ce69"/>
          <table:table-cell table:style-name="ce92"/>
          <table:table-cell table:style-name="ce98"/>
          <table:table-cell table:style-name="ce104" table:number-columns-repeated="1012"/>
        </table:table-row>
        <table:table-row table:style-name="ro2">
          <table:table-cell table:style-name="ce69"/>
          <table:table-cell table:style-name="ce76"/>
          <table:table-cell table:style-name="ce84"/>
          <table:table-cell table:style-name="ce76"/>
          <table:table-cell table:style-name="ce84"/>
          <table:table-cell table:style-name="ce76"/>
          <table:table-cell table:style-name="ce84"/>
          <table:table-cell table:style-name="ce76"/>
          <table:table-cell table:style-name="ce84"/>
          <table:table-cell table:style-name="ce69"/>
          <table:table-cell table:style-name="ce92"/>
          <table:table-cell table:style-name="ce98"/>
          <table:table-cell table:style-name="ce104" table:number-columns-repeated="1012"/>
        </table:table-row>
        <table:table-row table:style-name="ro2">
          <table:table-cell table:style-name="ce69"/>
          <table:table-cell table:style-name="ce110"/>
          <table:table-cell table:style-name="ce84"/>
          <table:table-cell table:style-name="ce76"/>
          <table:table-cell table:style-name="ce84"/>
          <table:table-cell table:style-name="ce76"/>
          <table:table-cell table:style-name="ce84"/>
          <table:table-cell table:style-name="ce76"/>
          <table:table-cell table:style-name="ce84"/>
          <table:table-cell table:style-name="ce69"/>
          <table:table-cell table:style-name="ce92"/>
          <table:table-cell table:style-name="ce98"/>
          <table:table-cell table:style-name="ce104" table:number-columns-repeated="1012"/>
        </table:table-row>
        <table:table-row table:style-name="ro2">
          <table:table-cell table:style-name="ce69"/>
          <table:table-cell table:style-name="ce111" office:value-type="string" calcext:value-type="string">
            <text:p>12V</text:p>
          </table:table-cell>
          <table:table-cell table:style-name="ce114" office:value-type="string" calcext:value-type="string">
            <text:p>12V</text:p>
          </table:table-cell>
          <table:table-cell table:style-name="ce111" office:value-type="string" calcext:value-type="string">
            <text:p>12V</text:p>
          </table:table-cell>
          <table:table-cell table:style-name="ce114" office:value-type="string" calcext:value-type="string">
            <text:p>12V</text:p>
          </table:table-cell>
          <table:table-cell table:style-name="ce111" office:value-type="string" calcext:value-type="string">
            <text:p>12V</text:p>
          </table:table-cell>
          <table:table-cell table:style-name="ce114" office:value-type="string" calcext:value-type="string">
            <text:p>12V</text:p>
          </table:table-cell>
          <table:table-cell table:style-name="ce111" office:value-type="string" calcext:value-type="string">
            <text:p>12V</text:p>
          </table:table-cell>
          <table:table-cell table:style-name="ce114" office:value-type="string" calcext:value-type="string">
            <text:p>12V</text:p>
          </table:table-cell>
          <table:table-cell table:style-name="ce69"/>
          <table:table-cell table:style-name="ce92"/>
          <table:table-cell table:style-name="ce98"/>
          <table:table-cell table:style-name="ce104" table:number-columns-repeated="1012"/>
        </table:table-row>
        <table:table-row table:style-name="ro2">
          <table:table-cell table:style-name="ce69"/>
          <table:table-cell table:style-name="ce111" office:value-type="string" calcext:value-type="string">
            <text:p>12V</text:p>
          </table:table-cell>
          <table:table-cell table:style-name="ce114" office:value-type="string" calcext:value-type="string">
            <text:p>12V</text:p>
          </table:table-cell>
          <table:table-cell table:style-name="ce111" office:value-type="string" calcext:value-type="string">
            <text:p>12V</text:p>
          </table:table-cell>
          <table:table-cell table:style-name="ce114" office:value-type="string" calcext:value-type="string">
            <text:p>12V</text:p>
          </table:table-cell>
          <table:table-cell table:style-name="ce111" office:value-type="string" calcext:value-type="string">
            <text:p>12V</text:p>
          </table:table-cell>
          <table:table-cell table:style-name="ce114" office:value-type="string" calcext:value-type="string">
            <text:p>12V</text:p>
          </table:table-cell>
          <table:table-cell table:style-name="ce111" office:value-type="string" calcext:value-type="string">
            <text:p>12V</text:p>
          </table:table-cell>
          <table:table-cell table:style-name="ce114" office:value-type="string" calcext:value-type="string">
            <text:p>12V</text:p>
          </table:table-cell>
          <table:table-cell table:style-name="ce69"/>
          <table:table-cell table:style-name="ce92"/>
          <table:table-cell table:style-name="ce98"/>
          <table:table-cell table:style-name="ce104" table:number-columns-repeated="1012"/>
        </table:table-row>
        <table:table-row table:style-name="ro2">
          <table:table-cell table:style-name="ce108"/>
          <table:table-cell table:style-name="ce112" office:value-type="string" calcext:value-type="string">
            <text:p>12V</text:p>
          </table:table-cell>
          <table:table-cell table:style-name="ce115" office:value-type="string" calcext:value-type="string">
            <text:p>12V</text:p>
          </table:table-cell>
          <table:table-cell table:style-name="ce112" office:value-type="string" calcext:value-type="string">
            <text:p>12V</text:p>
          </table:table-cell>
          <table:table-cell table:style-name="ce115" office:value-type="string" calcext:value-type="string">
            <text:p>12V</text:p>
          </table:table-cell>
          <table:table-cell table:style-name="ce112" office:value-type="string" calcext:value-type="string">
            <text:p>12V</text:p>
          </table:table-cell>
          <table:table-cell table:style-name="ce115" office:value-type="string" calcext:value-type="string">
            <text:p>12V</text:p>
          </table:table-cell>
          <table:table-cell table:style-name="ce112" office:value-type="string" calcext:value-type="string">
            <text:p>12V</text:p>
          </table:table-cell>
          <table:table-cell table:style-name="ce115" office:value-type="string" calcext:value-type="string">
            <text:p>12V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12" office:value-type="string" calcext:value-type="string">
            <text:p>GND</text:p>
          </table:table-cell>
          <table:table-cell table:style-name="ce115" office:value-type="string" calcext:value-type="string">
            <text:p>GND</text:p>
          </table:table-cell>
          <table:table-cell table:style-name="ce112" office:value-type="string" calcext:value-type="string">
            <text:p>GND</text:p>
          </table:table-cell>
          <table:table-cell table:style-name="ce115" office:value-type="string" calcext:value-type="string">
            <text:p>GND</text:p>
          </table:table-cell>
          <table:table-cell table:style-name="ce112" office:value-type="string" calcext:value-type="string">
            <text:p>GND</text:p>
          </table:table-cell>
          <table:table-cell table:style-name="ce115" office:value-type="string" calcext:value-type="string">
            <text:p>GND</text:p>
          </table:table-cell>
          <table:table-cell table:style-name="ce112" office:value-type="string" calcext:value-type="string">
            <text:p>GND</text:p>
          </table:table-cell>
          <table:table-cell table:style-name="ce115" office:value-type="string" calcext:value-type="string">
            <text:p>GND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2">
          <table:table-cell table:style-name="ce108"/>
          <table:table-cell table:style-name="ce112" office:value-type="string" calcext:value-type="string">
            <text:p>GND</text:p>
          </table:table-cell>
          <table:table-cell table:style-name="ce115" office:value-type="string" calcext:value-type="string">
            <text:p>GND</text:p>
          </table:table-cell>
          <table:table-cell table:style-name="ce112" office:value-type="string" calcext:value-type="string">
            <text:p>GND</text:p>
          </table:table-cell>
          <table:table-cell table:style-name="ce115" office:value-type="string" calcext:value-type="string">
            <text:p>GND</text:p>
          </table:table-cell>
          <table:table-cell table:style-name="ce112" office:value-type="string" calcext:value-type="string">
            <text:p>GND</text:p>
          </table:table-cell>
          <table:table-cell table:style-name="ce115" office:value-type="string" calcext:value-type="string">
            <text:p>GND</text:p>
          </table:table-cell>
          <table:table-cell table:style-name="ce112" office:value-type="string" calcext:value-type="string">
            <text:p>GND</text:p>
          </table:table-cell>
          <table:table-cell table:style-name="ce115" office:value-type="string" calcext:value-type="string">
            <text:p>GND</text:p>
          </table:table-cell>
          <table:table-cell table:style-name="ce108"/>
          <table:table-cell table:style-name="ce116"/>
          <table:table-cell table:style-name="ce118"/>
          <table:table-cell table:style-name="ce119" table:number-columns-repeated="1012"/>
        </table:table-row>
        <table:table-row table:style-name="ro3">
          <table:table-cell table:style-name="ce183"/>
          <table:table-cell table:style-name="ce206"/>
          <table:table-cell table:style-name="ce218"/>
          <table:table-cell table:style-name="ce206"/>
          <table:table-cell table:style-name="ce218"/>
          <table:table-cell table:style-name="ce206"/>
          <table:table-cell table:style-name="ce218"/>
          <table:table-cell table:style-name="ce206"/>
          <table:table-cell table:style-name="ce218"/>
          <table:table-cell table:style-name="ce183"/>
          <table:table-cell table:style-name="ce189"/>
          <table:table-cell table:style-name="ce167"/>
          <table:table-cell table:number-columns-repeated="1012"/>
        </table:table-row>
        <table:table-row table:style-name="ro4">
          <table:table-cell table:style-name="ce189"/>
          <table:table-cell table:style-name="ce207"/>
          <table:table-cell table:style-name="ce219"/>
          <table:table-cell table:style-name="ce207"/>
          <table:table-cell table:style-name="ce219"/>
          <table:table-cell table:style-name="ce207"/>
          <table:table-cell table:style-name="ce219"/>
          <table:table-cell table:style-name="ce207"/>
          <table:table-cell table:style-name="ce219"/>
          <table:table-cell table:style-name="ce189" table:number-columns-repeated="2"/>
          <table:table-cell table:style-name="ce167"/>
          <table:table-cell table:number-columns-repeated="1012"/>
        </table:table-row>
        <table:table-row table:style-name="ro4" table:number-rows-repeated="9">
          <table:table-cell table:style-name="ce167"/>
          <table:table-cell table:style-name="ce208"/>
          <table:table-cell table:style-name="ce230"/>
          <table:table-cell table:style-name="ce208"/>
          <table:table-cell table:style-name="ce230"/>
          <table:table-cell table:style-name="ce208"/>
          <table:table-cell table:style-name="ce230"/>
          <table:table-cell table:style-name="ce208"/>
          <table:table-cell table:style-name="ce230"/>
          <table:table-cell table:style-name="ce167" table:number-columns-repeated="3"/>
          <table:table-cell table:number-columns-repeated="1012"/>
        </table:table-row>
        <table:table-row table:style-name="ro4" table:number-rows-repeated="36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/>
          <table:table-cell table:style-name="ce210"/>
          <table:table-cell table:style-name="ce233"/>
          <table:table-cell table:style-name="ce210"/>
          <table:table-cell table:style-name="ce233"/>
          <table:table-cell table:style-name="ce210"/>
          <table:table-cell table:style-name="ce233"/>
          <table:table-cell table:style-name="ce210"/>
          <table:table-cell table:style-name="ce23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de" fo:country="DE" style:font-name-asian="AR PL UKai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 style:data-style-name="N2" text:time-value="13:59:49.1296683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2:47:57.345005045</meta:creation-date>
    <dc:date>2022-05-01T14:05:59.361634279</dc:date>
    <meta:editing-duration>PT20H21M41S</meta:editing-duration>
    <meta:editing-cycles>28</meta:editing-cycles>
    <meta:generator>LibreOffice/7.3.2.2$Linux_X86_64 LibreOffice_project/30$Build-2</meta:generator>
    <meta:print-date>2021-09-24T09:23:38.490216467</meta:print-date>
    <meta:document-statistic meta:table-count="4" meta:cell-count="368" meta:object-count="0"/>
  </office:meta>
</office:document-meta>
</file>